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1000 milliseconds deviation 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1000 milliseconds deviation (ABS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electsleep</text:p>
          </table:table-cell>
          <table:table-cell office:value-type="string" calcext:value-type="string">
            <text:p>nanosleep</text:p>
          </table:table-cell>
          <table:table-cell office:value-type="string" calcext:value-type="string">
            <text:p>sleepfor</text:p>
          </table:table-cell>
          <table:table-cell/>
          <table:table-cell office:value-type="string" calcext:value-type="string">
            <text:p>selectsleep</text:p>
          </table:table-cell>
          <table:table-cell office:value-type="string" calcext:value-type="string">
            <text:p>nanosleep</text:p>
          </table:table-cell>
          <table:table-cell office:value-type="string" calcext:value-type="string">
            <text:p>sleepfor</text:p>
          </table:table-cell>
          <table:table-cell table:number-columns-repeated="5"/>
        </table:table-row>
        <table:table-row table:style-name="ro1">
          <table:table-cell office:value-type="float" office:value="117.008" calcext:value-type="float">
            <text:p>117.008</text:p>
          </table:table-cell>
          <table:table-cell office:value-type="float" office:value="118.871" calcext:value-type="float">
            <text:p>118.871</text:p>
          </table:table-cell>
          <table:table-cell office:value-type="float" office:value="121.339" calcext:value-type="float">
            <text:p>121.339</text:p>
          </table:table-cell>
          <table:table-cell/>
          <table:table-cell table:formula="of:=ABS([.A3])" office:value-type="float" office:value="117.008" calcext:value-type="float">
            <text:p>117.008</text:p>
          </table:table-cell>
          <table:table-cell table:formula="of:=ABS([.B3])" office:value-type="float" office:value="118.871" calcext:value-type="float">
            <text:p>118.871</text:p>
          </table:table-cell>
          <table:table-cell table:formula="of:=ABS([.C3])" office:value-type="float" office:value="121.339" calcext:value-type="float">
            <text:p>121.339</text:p>
          </table:table-cell>
          <table:table-cell table:number-columns-repeated="2"/>
          <table:table-cell table:style-name="ce1" office:value-type="string" calcext:value-type="string" table:number-columns-spanned="3" table:number-rows-spanned="2">
            <text:p>Target Hz: 1000</text:p>
            <text:p>calibration cycle: 1000</text:p>
          </table:table-cell>
          <table:covered-table-cell table:number-columns-repeated="2"/>
        </table:table-row>
        <table:table-row table:style-name="ro1">
          <table:table-cell office:value-type="float" office:value="6.07327" calcext:value-type="float">
            <text:p>6.07327</text:p>
          </table:table-cell>
          <table:table-cell office:value-type="float" office:value="8.09827" calcext:value-type="float">
            <text:p>8.09827</text:p>
          </table:table-cell>
          <table:table-cell office:value-type="float" office:value="-1.54066" calcext:value-type="float">
            <text:p>-1.54066</text:p>
          </table:table-cell>
          <table:table-cell/>
          <table:table-cell table:formula="of:=ABS([.A4])" office:value-type="float" office:value="6.07327" calcext:value-type="float">
            <text:p>6.07327</text:p>
          </table:table-cell>
          <table:table-cell table:formula="of:=ABS([.B4])" office:value-type="float" office:value="8.09827" calcext:value-type="float">
            <text:p>8.09827</text:p>
          </table:table-cell>
          <table:table-cell table:formula="of:=ABS([.C4])" office:value-type="float" office:value="1.54066" calcext:value-type="float">
            <text:p>1.54066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-1.64246" calcext:value-type="float">
            <text:p>-1.64246</text:p>
          </table:table-cell>
          <table:table-cell office:value-type="float" office:value="-10.0395" calcext:value-type="float">
            <text:p>-10.0395</text:p>
          </table:table-cell>
          <table:table-cell office:value-type="float" office:value="6.09136" calcext:value-type="float">
            <text:p>6.09136</text:p>
          </table:table-cell>
          <table:table-cell/>
          <table:table-cell table:formula="of:=ABS([.A5])" office:value-type="float" office:value="1.64246" calcext:value-type="float">
            <text:p>1.64246</text:p>
          </table:table-cell>
          <table:table-cell table:formula="of:=ABS([.B5])" office:value-type="float" office:value="10.0395" calcext:value-type="float">
            <text:p>10.0395</text:p>
          </table:table-cell>
          <table:table-cell table:formula="of:=ABS([.C5])" office:value-type="float" office:value="6.09136" calcext:value-type="float">
            <text:p>6.09136</text:p>
          </table:table-cell>
          <table:table-cell table:number-columns-repeated="5"/>
        </table:table-row>
        <table:table-row table:style-name="ro1">
          <table:table-cell office:value-type="float" office:value="5.62788" calcext:value-type="float">
            <text:p>5.62788</text:p>
          </table:table-cell>
          <table:table-cell office:value-type="float" office:value="14.4258" calcext:value-type="float">
            <text:p>14.4258</text:p>
          </table:table-cell>
          <table:table-cell office:value-type="float" office:value="-0.767493" calcext:value-type="float">
            <text:p>-0.767493</text:p>
          </table:table-cell>
          <table:table-cell/>
          <table:table-cell table:formula="of:=ABS([.A6])" office:value-type="float" office:value="5.62788" calcext:value-type="float">
            <text:p>5.62788</text:p>
          </table:table-cell>
          <table:table-cell table:formula="of:=ABS([.B6])" office:value-type="float" office:value="14.4258" calcext:value-type="float">
            <text:p>14.4258</text:p>
          </table:table-cell>
          <table:table-cell table:formula="of:=ABS([.C6])" office:value-type="float" office:value="0.767493" calcext:value-type="float">
            <text:p>0.767493</text:p>
          </table:table-cell>
          <table:table-cell table:number-columns-repeated="2"/>
          <table:table-cell office:value-type="string" calcext:value-type="string">
            <text:p>Select sleep</text:p>
          </table:table-cell>
          <table:table-cell office:value-type="string" calcext:value-type="string">
            <text:p>Nano sleep</text:p>
          </table:table-cell>
          <table:table-cell office:value-type="string" calcext:value-type="string">
            <text:p>Sleep for</text:p>
          </table:table-cell>
        </table:table-row>
        <table:table-row table:style-name="ro1">
          <table:table-cell office:value-type="float" office:value="-9.32524" calcext:value-type="float">
            <text:p>-9.32524</text:p>
          </table:table-cell>
          <table:table-cell office:value-type="float" office:value="-23.3813" calcext:value-type="float">
            <text:p>-23.3813</text:p>
          </table:table-cell>
          <table:table-cell office:value-type="float" office:value="0.971991" calcext:value-type="float">
            <text:p>0.971991</text:p>
          </table:table-cell>
          <table:table-cell/>
          <table:table-cell table:formula="of:=ABS([.A7])" office:value-type="float" office:value="9.32524" calcext:value-type="float">
            <text:p>9.32524</text:p>
          </table:table-cell>
          <table:table-cell table:formula="of:=ABS([.B7])" office:value-type="float" office:value="23.3813" calcext:value-type="float">
            <text:p>23.3813</text:p>
          </table:table-cell>
          <table:table-cell table:formula="of:=ABS([.C7])" office:value-type="float" office:value="0.971991" calcext:value-type="float">
            <text:p>0.971991</text:p>
          </table:table-cell>
          <table:table-cell/>
          <table:table-cell office:value-type="string" calcext:value-type="string">
            <text:p>avg deviation</text:p>
          </table:table-cell>
          <table:table-cell table:formula="of:=AVERAGE([.E3:.E102])" office:value-type="float" office:value="8.80308886" calcext:value-type="float">
            <text:p>8.80308886</text:p>
          </table:table-cell>
          <table:table-cell table:formula="of:=AVERAGE([.F3:.F102])" office:value-type="float" office:value="8.77527312" calcext:value-type="float">
            <text:p>8.77527312</text:p>
          </table:table-cell>
          <table:table-cell table:formula="of:=AVERAGE([.G3:.G102])" office:value-type="float" office:value="6.72689127" calcext:value-type="float">
            <text:p>6.72689127</text:p>
          </table:table-cell>
        </table:table-row>
        <table:table-row table:style-name="ro1">
          <table:table-cell office:value-type="float" office:value="8.9445" calcext:value-type="float">
            <text:p>8.9445</text:p>
          </table:table-cell>
          <table:table-cell office:value-type="float" office:value="17.7001" calcext:value-type="float">
            <text:p>17.7001</text:p>
          </table:table-cell>
          <table:table-cell office:value-type="float" office:value="-4.96163" calcext:value-type="float">
            <text:p>-4.96163</text:p>
          </table:table-cell>
          <table:table-cell/>
          <table:table-cell table:formula="of:=ABS([.A8])" office:value-type="float" office:value="8.9445" calcext:value-type="float">
            <text:p>8.9445</text:p>
          </table:table-cell>
          <table:table-cell table:formula="of:=ABS([.B8])" office:value-type="float" office:value="17.7001" calcext:value-type="float">
            <text:p>17.7001</text:p>
          </table:table-cell>
          <table:table-cell table:formula="of:=ABS([.C8])" office:value-type="float" office:value="4.96163" calcext:value-type="float">
            <text:p>4.96163</text:p>
          </table:table-cell>
          <table:table-cell/>
          <table:table-cell office:value-type="string" calcext:value-type="string">
            <text:p>Max deviation</text:p>
          </table:table-cell>
          <table:table-cell table:formula="of:=MAX([.E10:.E102])" office:value-type="float" office:value="18.4553" calcext:value-type="float">
            <text:p>18.4553</text:p>
          </table:table-cell>
          <table:table-cell table:formula="of:=MAX([.F10:.F102])" office:value-type="float" office:value="28.4631" calcext:value-type="float">
            <text:p>28.4631</text:p>
          </table:table-cell>
          <table:table-cell table:formula="of:=MAX([.G10:.G102])" office:value-type="float" office:value="18.0528" calcext:value-type="float">
            <text:p>18.0528</text:p>
          </table:table-cell>
        </table:table-row>
        <table:table-row table:style-name="ro1">
          <table:table-cell office:value-type="float" office:value="-6.48907" calcext:value-type="float">
            <text:p>-6.48907</text:p>
          </table:table-cell>
          <table:table-cell office:value-type="float" office:value="-8.28105" calcext:value-type="float">
            <text:p>-8.28105</text:p>
          </table:table-cell>
          <table:table-cell office:value-type="float" office:value="1.2085" calcext:value-type="float">
            <text:p>1.2085</text:p>
          </table:table-cell>
          <table:table-cell/>
          <table:table-cell table:formula="of:=ABS([.A9])" office:value-type="float" office:value="6.48907" calcext:value-type="float">
            <text:p>6.48907</text:p>
          </table:table-cell>
          <table:table-cell table:formula="of:=ABS([.B9])" office:value-type="float" office:value="8.28105" calcext:value-type="float">
            <text:p>8.28105</text:p>
          </table:table-cell>
          <table:table-cell table:formula="of:=ABS([.C9])" office:value-type="float" office:value="1.2085" calcext:value-type="float">
            <text:p>1.2085</text:p>
          </table:table-cell>
          <table:table-cell table:number-columns-repeated="5"/>
        </table:table-row>
        <table:table-row table:style-name="ro1">
          <table:table-cell office:value-type="float" office:value="9.38774" calcext:value-type="float">
            <text:p>9.38774</text:p>
          </table:table-cell>
          <table:table-cell office:value-type="float" office:value="3.40756" calcext:value-type="float">
            <text:p>3.40756</text:p>
          </table:table-cell>
          <table:table-cell office:value-type="float" office:value="-0.631855" calcext:value-type="float">
            <text:p>-0.631855</text:p>
          </table:table-cell>
          <table:table-cell/>
          <table:table-cell table:formula="of:=ABS([.A10])" office:value-type="float" office:value="9.38774" calcext:value-type="float">
            <text:p>9.38774</text:p>
          </table:table-cell>
          <table:table-cell table:formula="of:=ABS([.B10])" office:value-type="float" office:value="3.40756" calcext:value-type="float">
            <text:p>3.40756</text:p>
          </table:table-cell>
          <table:table-cell table:formula="of:=ABS([.C10])" office:value-type="float" office:value="0.631855" calcext:value-type="float">
            <text:p>0.631855</text:p>
          </table:table-cell>
          <table:table-cell table:number-columns-repeated="5"/>
        </table:table-row>
        <table:table-row table:style-name="ro1">
          <table:table-cell office:value-type="float" office:value="-15.6636" calcext:value-type="float">
            <text:p>-15.6636</text:p>
          </table:table-cell>
          <table:table-cell office:value-type="float" office:value="0.210916" calcext:value-type="float">
            <text:p>0.210916</text:p>
          </table:table-cell>
          <table:table-cell office:value-type="float" office:value="6.36014" calcext:value-type="float">
            <text:p>6.36014</text:p>
          </table:table-cell>
          <table:table-cell/>
          <table:table-cell table:formula="of:=ABS([.A11])" office:value-type="float" office:value="15.6636" calcext:value-type="float">
            <text:p>15.6636</text:p>
          </table:table-cell>
          <table:table-cell table:formula="of:=ABS([.B11])" office:value-type="float" office:value="0.210916" calcext:value-type="float">
            <text:p>0.210916</text:p>
          </table:table-cell>
          <table:table-cell table:formula="of:=ABS([.C11])" office:value-type="float" office:value="6.36014" calcext:value-type="float">
            <text:p>6.36014</text:p>
          </table:table-cell>
          <table:table-cell table:number-columns-repeated="5"/>
        </table:table-row>
        <table:table-row table:style-name="ro1">
          <table:table-cell office:value-type="float" office:value="10.6166" calcext:value-type="float">
            <text:p>10.6166</text:p>
          </table:table-cell>
          <table:table-cell office:value-type="float" office:value="-9.27473" calcext:value-type="float">
            <text:p>-9.27473</text:p>
          </table:table-cell>
          <table:table-cell office:value-type="float" office:value="-5.92516" calcext:value-type="float">
            <text:p>-5.92516</text:p>
          </table:table-cell>
          <table:table-cell/>
          <table:table-cell table:formula="of:=ABS([.A12])" office:value-type="float" office:value="10.6166" calcext:value-type="float">
            <text:p>10.6166</text:p>
          </table:table-cell>
          <table:table-cell table:formula="of:=ABS([.B12])" office:value-type="float" office:value="9.27473" calcext:value-type="float">
            <text:p>9.27473</text:p>
          </table:table-cell>
          <table:table-cell table:formula="of:=ABS([.C12])" office:value-type="float" office:value="5.92516" calcext:value-type="float">
            <text:p>5.92516</text:p>
          </table:table-cell>
          <table:table-cell table:number-columns-repeated="5"/>
        </table:table-row>
        <table:table-row table:style-name="ro1">
          <table:table-cell office:value-type="float" office:value="-16.8877" calcext:value-type="float">
            <text:p>-16.8877</text:p>
          </table:table-cell>
          <table:table-cell office:value-type="float" office:value="2.27273" calcext:value-type="float">
            <text:p>2.27273</text:p>
          </table:table-cell>
          <table:table-cell office:value-type="float" office:value="4.35821" calcext:value-type="float">
            <text:p>4.35821</text:p>
          </table:table-cell>
          <table:table-cell/>
          <table:table-cell table:formula="of:=ABS([.A13])" office:value-type="float" office:value="16.8877" calcext:value-type="float">
            <text:p>16.8877</text:p>
          </table:table-cell>
          <table:table-cell table:formula="of:=ABS([.B13])" office:value-type="float" office:value="2.27273" calcext:value-type="float">
            <text:p>2.27273</text:p>
          </table:table-cell>
          <table:table-cell table:formula="of:=ABS([.C13])" office:value-type="float" office:value="4.35821" calcext:value-type="float">
            <text:p>4.35821</text:p>
          </table:table-cell>
          <table:table-cell table:number-columns-repeated="5"/>
        </table:table-row>
        <table:table-row table:style-name="ro1">
          <table:table-cell office:value-type="float" office:value="0.558129" calcext:value-type="float">
            <text:p>0.558129</text:p>
          </table:table-cell>
          <table:table-cell office:value-type="float" office:value="-7.50612" calcext:value-type="float">
            <text:p>-7.50612</text:p>
          </table:table-cell>
          <table:table-cell office:value-type="float" office:value="-4.46809" calcext:value-type="float">
            <text:p>-4.46809</text:p>
          </table:table-cell>
          <table:table-cell/>
          <table:table-cell table:formula="of:=ABS([.A14])" office:value-type="float" office:value="0.558129" calcext:value-type="float">
            <text:p>0.558129</text:p>
          </table:table-cell>
          <table:table-cell table:formula="of:=ABS([.B14])" office:value-type="float" office:value="7.50612" calcext:value-type="float">
            <text:p>7.50612</text:p>
          </table:table-cell>
          <table:table-cell table:formula="of:=ABS([.C14])" office:value-type="float" office:value="4.46809" calcext:value-type="float">
            <text:p>4.46809</text:p>
          </table:table-cell>
          <table:table-cell table:number-columns-repeated="5"/>
        </table:table-row>
        <table:table-row table:style-name="ro1">
          <table:table-cell office:value-type="float" office:value="3.70128" calcext:value-type="float">
            <text:p>3.70128</text:p>
          </table:table-cell>
          <table:table-cell office:value-type="float" office:value="3.37133" calcext:value-type="float">
            <text:p>3.37133</text:p>
          </table:table-cell>
          <table:table-cell office:value-type="float" office:value="-0.163282" calcext:value-type="float">
            <text:p>-0.163282</text:p>
          </table:table-cell>
          <table:table-cell/>
          <table:table-cell table:formula="of:=ABS([.A15])" office:value-type="float" office:value="3.70128" calcext:value-type="float">
            <text:p>3.70128</text:p>
          </table:table-cell>
          <table:table-cell table:formula="of:=ABS([.B15])" office:value-type="float" office:value="3.37133" calcext:value-type="float">
            <text:p>3.37133</text:p>
          </table:table-cell>
          <table:table-cell table:formula="of:=ABS([.C15])" office:value-type="float" office:value="0.163282" calcext:value-type="float">
            <text:p>0.163282</text:p>
          </table:table-cell>
          <table:table-cell table:number-columns-repeated="5"/>
        </table:table-row>
        <table:table-row table:style-name="ro1">
          <table:table-cell office:value-type="float" office:value="10.902" calcext:value-type="float">
            <text:p>10.902</text:p>
          </table:table-cell>
          <table:table-cell office:value-type="float" office:value="2.30965" calcext:value-type="float">
            <text:p>2.30965</text:p>
          </table:table-cell>
          <table:table-cell office:value-type="float" office:value="1.27036" calcext:value-type="float">
            <text:p>1.27036</text:p>
          </table:table-cell>
          <table:table-cell/>
          <table:table-cell table:formula="of:=ABS([.A16])" office:value-type="float" office:value="10.902" calcext:value-type="float">
            <text:p>10.902</text:p>
          </table:table-cell>
          <table:table-cell table:formula="of:=ABS([.B16])" office:value-type="float" office:value="2.30965" calcext:value-type="float">
            <text:p>2.30965</text:p>
          </table:table-cell>
          <table:table-cell table:formula="of:=ABS([.C16])" office:value-type="float" office:value="1.27036" calcext:value-type="float">
            <text:p>1.27036</text:p>
          </table:table-cell>
          <table:table-cell table:number-columns-repeated="5"/>
        </table:table-row>
        <table:table-row table:style-name="ro1">
          <table:table-cell office:value-type="float" office:value="-1.23637" calcext:value-type="float">
            <text:p>-1.23637</text:p>
          </table:table-cell>
          <table:table-cell office:value-type="float" office:value="8.57493" calcext:value-type="float">
            <text:p>8.57493</text:p>
          </table:table-cell>
          <table:table-cell office:value-type="float" office:value="0.447256" calcext:value-type="float">
            <text:p>0.447256</text:p>
          </table:table-cell>
          <table:table-cell/>
          <table:table-cell table:formula="of:=ABS([.A17])" office:value-type="float" office:value="1.23637" calcext:value-type="float">
            <text:p>1.23637</text:p>
          </table:table-cell>
          <table:table-cell table:formula="of:=ABS([.B17])" office:value-type="float" office:value="8.57493" calcext:value-type="float">
            <text:p>8.57493</text:p>
          </table:table-cell>
          <table:table-cell table:formula="of:=ABS([.C17])" office:value-type="float" office:value="0.447256" calcext:value-type="float">
            <text:p>0.447256</text:p>
          </table:table-cell>
          <table:table-cell table:number-columns-repeated="5"/>
        </table:table-row>
        <table:table-row table:style-name="ro1">
          <table:table-cell office:value-type="float" office:value="0.410807" calcext:value-type="float">
            <text:p>0.410807</text:p>
          </table:table-cell>
          <table:table-cell office:value-type="float" office:value="3.96886" calcext:value-type="float">
            <text:p>3.96886</text:p>
          </table:table-cell>
          <table:table-cell office:value-type="float" office:value="-4.42378" calcext:value-type="float">
            <text:p>-4.42378</text:p>
          </table:table-cell>
          <table:table-cell/>
          <table:table-cell table:formula="of:=ABS([.A18])" office:value-type="float" office:value="0.410807" calcext:value-type="float">
            <text:p>0.410807</text:p>
          </table:table-cell>
          <table:table-cell table:formula="of:=ABS([.B18])" office:value-type="float" office:value="3.96886" calcext:value-type="float">
            <text:p>3.96886</text:p>
          </table:table-cell>
          <table:table-cell table:formula="of:=ABS([.C18])" office:value-type="float" office:value="4.42378" calcext:value-type="float">
            <text:p>4.42378</text:p>
          </table:table-cell>
          <table:table-cell table:number-columns-repeated="5"/>
        </table:table-row>
        <table:table-row table:style-name="ro1">
          <table:table-cell office:value-type="float" office:value="-4.297" calcext:value-type="float">
            <text:p>-4.297</text:p>
          </table:table-cell>
          <table:table-cell office:value-type="float" office:value="-4.74907" calcext:value-type="float">
            <text:p>-4.74907</text:p>
          </table:table-cell>
          <table:table-cell office:value-type="float" office:value="5.07211" calcext:value-type="float">
            <text:p>5.07211</text:p>
          </table:table-cell>
          <table:table-cell/>
          <table:table-cell table:formula="of:=ABS([.A19])" office:value-type="float" office:value="4.297" calcext:value-type="float">
            <text:p>4.297</text:p>
          </table:table-cell>
          <table:table-cell table:formula="of:=ABS([.B19])" office:value-type="float" office:value="4.74907" calcext:value-type="float">
            <text:p>4.74907</text:p>
          </table:table-cell>
          <table:table-cell table:formula="of:=ABS([.C19])" office:value-type="float" office:value="5.07211" calcext:value-type="float">
            <text:p>5.07211</text:p>
          </table:table-cell>
          <table:table-cell table:number-columns-repeated="5"/>
        </table:table-row>
        <table:table-row table:style-name="ro1">
          <table:table-cell office:value-type="float" office:value="6.38204" calcext:value-type="float">
            <text:p>6.38204</text:p>
          </table:table-cell>
          <table:table-cell office:value-type="float" office:value="3.68578" calcext:value-type="float">
            <text:p>3.68578</text:p>
          </table:table-cell>
          <table:table-cell office:value-type="float" office:value="-5.43817" calcext:value-type="float">
            <text:p>-5.43817</text:p>
          </table:table-cell>
          <table:table-cell/>
          <table:table-cell table:formula="of:=ABS([.A20])" office:value-type="float" office:value="6.38204" calcext:value-type="float">
            <text:p>6.38204</text:p>
          </table:table-cell>
          <table:table-cell table:formula="of:=ABS([.B20])" office:value-type="float" office:value="3.68578" calcext:value-type="float">
            <text:p>3.68578</text:p>
          </table:table-cell>
          <table:table-cell table:formula="of:=ABS([.C20])" office:value-type="float" office:value="5.43817" calcext:value-type="float">
            <text:p>5.43817</text:p>
          </table:table-cell>
          <table:table-cell table:number-columns-repeated="5"/>
        </table:table-row>
        <table:table-row table:style-name="ro1">
          <table:table-cell office:value-type="float" office:value="-4.77708" calcext:value-type="float">
            <text:p>-4.77708</text:p>
          </table:table-cell>
          <table:table-cell office:value-type="float" office:value="-4.15338" calcext:value-type="float">
            <text:p>-4.15338</text:p>
          </table:table-cell>
          <table:table-cell office:value-type="float" office:value="9.024" calcext:value-type="float">
            <text:p>9.024</text:p>
          </table:table-cell>
          <table:table-cell/>
          <table:table-cell table:formula="of:=ABS([.A21])" office:value-type="float" office:value="4.77708" calcext:value-type="float">
            <text:p>4.77708</text:p>
          </table:table-cell>
          <table:table-cell table:formula="of:=ABS([.B21])" office:value-type="float" office:value="4.15338" calcext:value-type="float">
            <text:p>4.15338</text:p>
          </table:table-cell>
          <table:table-cell table:formula="of:=ABS([.C21])" office:value-type="float" office:value="9.024" calcext:value-type="float">
            <text:p>9.024</text:p>
          </table:table-cell>
          <table:table-cell table:number-columns-repeated="5"/>
        </table:table-row>
        <table:table-row table:style-name="ro1">
          <table:table-cell office:value-type="float" office:value="4.3671" calcext:value-type="float">
            <text:p>4.3671</text:p>
          </table:table-cell>
          <table:table-cell office:value-type="float" office:value="5.04896" calcext:value-type="float">
            <text:p>5.04896</text:p>
          </table:table-cell>
          <table:table-cell office:value-type="float" office:value="-7.54024" calcext:value-type="float">
            <text:p>-7.54024</text:p>
          </table:table-cell>
          <table:table-cell/>
          <table:table-cell table:formula="of:=ABS([.A22])" office:value-type="float" office:value="4.3671" calcext:value-type="float">
            <text:p>4.3671</text:p>
          </table:table-cell>
          <table:table-cell table:formula="of:=ABS([.B22])" office:value-type="float" office:value="5.04896" calcext:value-type="float">
            <text:p>5.04896</text:p>
          </table:table-cell>
          <table:table-cell table:formula="of:=ABS([.C22])" office:value-type="float" office:value="7.54024" calcext:value-type="float">
            <text:p>7.54024</text:p>
          </table:table-cell>
          <table:table-cell table:number-columns-repeated="5"/>
        </table:table-row>
        <table:table-row table:style-name="ro1">
          <table:table-cell office:value-type="float" office:value="-8.46005" calcext:value-type="float">
            <text:p>-8.46005</text:p>
          </table:table-cell>
          <table:table-cell office:value-type="float" office:value="-5.57642" calcext:value-type="float">
            <text:p>-5.57642</text:p>
          </table:table-cell>
          <table:table-cell office:value-type="float" office:value="5.30078" calcext:value-type="float">
            <text:p>5.30078</text:p>
          </table:table-cell>
          <table:table-cell/>
          <table:table-cell table:formula="of:=ABS([.A23])" office:value-type="float" office:value="8.46005" calcext:value-type="float">
            <text:p>8.46005</text:p>
          </table:table-cell>
          <table:table-cell table:formula="of:=ABS([.B23])" office:value-type="float" office:value="5.57642" calcext:value-type="float">
            <text:p>5.57642</text:p>
          </table:table-cell>
          <table:table-cell table:formula="of:=ABS([.C23])" office:value-type="float" office:value="5.30078" calcext:value-type="float">
            <text:p>5.30078</text:p>
          </table:table-cell>
          <table:table-cell table:number-columns-repeated="5"/>
        </table:table-row>
        <table:table-row table:style-name="ro1">
          <table:table-cell office:value-type="float" office:value="9.97608" calcext:value-type="float">
            <text:p>9.97608</text:p>
          </table:table-cell>
          <table:table-cell office:value-type="float" office:value="1.33538" calcext:value-type="float">
            <text:p>1.33538</text:p>
          </table:table-cell>
          <table:table-cell office:value-type="float" office:value="-3.42043" calcext:value-type="float">
            <text:p>-3.42043</text:p>
          </table:table-cell>
          <table:table-cell/>
          <table:table-cell table:formula="of:=ABS([.A24])" office:value-type="float" office:value="9.97608" calcext:value-type="float">
            <text:p>9.97608</text:p>
          </table:table-cell>
          <table:table-cell table:formula="of:=ABS([.B24])" office:value-type="float" office:value="1.33538" calcext:value-type="float">
            <text:p>1.33538</text:p>
          </table:table-cell>
          <table:table-cell table:formula="of:=ABS([.C24])" office:value-type="float" office:value="3.42043" calcext:value-type="float">
            <text:p>3.42043</text:p>
          </table:table-cell>
          <table:table-cell table:number-columns-repeated="5"/>
        </table:table-row>
        <table:table-row table:style-name="ro1">
          <table:table-cell office:value-type="float" office:value="-4.09307" calcext:value-type="float">
            <text:p>-4.09307</text:p>
          </table:table-cell>
          <table:table-cell office:value-type="float" office:value="-3.06875" calcext:value-type="float">
            <text:p>-3.06875</text:p>
          </table:table-cell>
          <table:table-cell office:value-type="float" office:value="-4.9809" calcext:value-type="float">
            <text:p>-4.9809</text:p>
          </table:table-cell>
          <table:table-cell/>
          <table:table-cell table:formula="of:=ABS([.A25])" office:value-type="float" office:value="4.09307" calcext:value-type="float">
            <text:p>4.09307</text:p>
          </table:table-cell>
          <table:table-cell table:formula="of:=ABS([.B25])" office:value-type="float" office:value="3.06875" calcext:value-type="float">
            <text:p>3.06875</text:p>
          </table:table-cell>
          <table:table-cell table:formula="of:=ABS([.C25])" office:value-type="float" office:value="4.9809" calcext:value-type="float">
            <text:p>4.9809</text:p>
          </table:table-cell>
          <table:table-cell table:number-columns-repeated="5"/>
        </table:table-row>
        <table:table-row table:style-name="ro1">
          <table:table-cell office:value-type="float" office:value="2.19189" calcext:value-type="float">
            <text:p>2.19189</text:p>
          </table:table-cell>
          <table:table-cell office:value-type="float" office:value="-7.76989" calcext:value-type="float">
            <text:p>-7.76989</text:p>
          </table:table-cell>
          <table:table-cell office:value-type="float" office:value="2.67365" calcext:value-type="float">
            <text:p>2.67365</text:p>
          </table:table-cell>
          <table:table-cell/>
          <table:table-cell table:formula="of:=ABS([.A26])" office:value-type="float" office:value="2.19189" calcext:value-type="float">
            <text:p>2.19189</text:p>
          </table:table-cell>
          <table:table-cell table:formula="of:=ABS([.B26])" office:value-type="float" office:value="7.76989" calcext:value-type="float">
            <text:p>7.76989</text:p>
          </table:table-cell>
          <table:table-cell table:formula="of:=ABS([.C26])" office:value-type="float" office:value="2.67365" calcext:value-type="float">
            <text:p>2.67365</text:p>
          </table:table-cell>
          <table:table-cell table:number-columns-repeated="5"/>
        </table:table-row>
        <table:table-row table:style-name="ro1">
          <table:table-cell office:value-type="float" office:value="-9.85584" calcext:value-type="float">
            <text:p>-9.85584</text:p>
          </table:table-cell>
          <table:table-cell office:value-type="float" office:value="10.5452" calcext:value-type="float">
            <text:p>10.5452</text:p>
          </table:table-cell>
          <table:table-cell office:value-type="float" office:value="2.97806" calcext:value-type="float">
            <text:p>2.97806</text:p>
          </table:table-cell>
          <table:table-cell/>
          <table:table-cell table:formula="of:=ABS([.A27])" office:value-type="float" office:value="9.85584" calcext:value-type="float">
            <text:p>9.85584</text:p>
          </table:table-cell>
          <table:table-cell table:formula="of:=ABS([.B27])" office:value-type="float" office:value="10.5452" calcext:value-type="float">
            <text:p>10.5452</text:p>
          </table:table-cell>
          <table:table-cell table:formula="of:=ABS([.C27])" office:value-type="float" office:value="2.97806" calcext:value-type="float">
            <text:p>2.97806</text:p>
          </table:table-cell>
          <table:table-cell table:number-columns-repeated="5"/>
        </table:table-row>
        <table:table-row table:style-name="ro1">
          <table:table-cell office:value-type="float" office:value="16.4706" calcext:value-type="float">
            <text:p>16.4706</text:p>
          </table:table-cell>
          <table:table-cell office:value-type="float" office:value="3.50408" calcext:value-type="float">
            <text:p>3.50408</text:p>
          </table:table-cell>
          <table:table-cell office:value-type="float" office:value="-1.95373" calcext:value-type="float">
            <text:p>-1.95373</text:p>
          </table:table-cell>
          <table:table-cell/>
          <table:table-cell table:formula="of:=ABS([.A28])" office:value-type="float" office:value="16.4706" calcext:value-type="float">
            <text:p>16.4706</text:p>
          </table:table-cell>
          <table:table-cell table:formula="of:=ABS([.B28])" office:value-type="float" office:value="3.50408" calcext:value-type="float">
            <text:p>3.50408</text:p>
          </table:table-cell>
          <table:table-cell table:formula="of:=ABS([.C28])" office:value-type="float" office:value="1.95373" calcext:value-type="float">
            <text:p>1.95373</text:p>
          </table:table-cell>
          <table:table-cell table:number-columns-repeated="5"/>
        </table:table-row>
        <table:table-row table:style-name="ro1">
          <table:table-cell office:value-type="float" office:value="-13.4214" calcext:value-type="float">
            <text:p>-13.4214</text:p>
          </table:table-cell>
          <table:table-cell office:value-type="float" office:value="-21.1637" calcext:value-type="float">
            <text:p>-21.1637</text:p>
          </table:table-cell>
          <table:table-cell office:value-type="float" office:value="3.31754" calcext:value-type="float">
            <text:p>3.31754</text:p>
          </table:table-cell>
          <table:table-cell/>
          <table:table-cell table:formula="of:=ABS([.A29])" office:value-type="float" office:value="13.4214" calcext:value-type="float">
            <text:p>13.4214</text:p>
          </table:table-cell>
          <table:table-cell table:formula="of:=ABS([.B29])" office:value-type="float" office:value="21.1637" calcext:value-type="float">
            <text:p>21.1637</text:p>
          </table:table-cell>
          <table:table-cell table:formula="of:=ABS([.C29])" office:value-type="float" office:value="3.31754" calcext:value-type="float">
            <text:p>3.31754</text:p>
          </table:table-cell>
          <table:table-cell table:number-columns-repeated="5"/>
        </table:table-row>
        <table:table-row table:style-name="ro1">
          <table:table-cell office:value-type="float" office:value="7.66978" calcext:value-type="float">
            <text:p>7.66978</text:p>
          </table:table-cell>
          <table:table-cell office:value-type="float" office:value="-8.48207" calcext:value-type="float">
            <text:p>-8.48207</text:p>
          </table:table-cell>
          <table:table-cell office:value-type="float" office:value="-14.0418" calcext:value-type="float">
            <text:p>-14.0418</text:p>
          </table:table-cell>
          <table:table-cell/>
          <table:table-cell table:formula="of:=ABS([.A30])" office:value-type="float" office:value="7.66978" calcext:value-type="float">
            <text:p>7.66978</text:p>
          </table:table-cell>
          <table:table-cell table:formula="of:=ABS([.B30])" office:value-type="float" office:value="8.48207" calcext:value-type="float">
            <text:p>8.48207</text:p>
          </table:table-cell>
          <table:table-cell table:formula="of:=ABS([.C30])" office:value-type="float" office:value="14.0418" calcext:value-type="float">
            <text:p>14.0418</text:p>
          </table:table-cell>
          <table:table-cell table:number-columns-repeated="5"/>
        </table:table-row>
        <table:table-row table:style-name="ro1">
          <table:table-cell office:value-type="float" office:value="-9.68597" calcext:value-type="float">
            <text:p>-9.68597</text:p>
          </table:table-cell>
          <table:table-cell office:value-type="float" office:value="-5.92052" calcext:value-type="float">
            <text:p>-5.92052</text:p>
          </table:table-cell>
          <table:table-cell office:value-type="float" office:value="12.2518" calcext:value-type="float">
            <text:p>12.2518</text:p>
          </table:table-cell>
          <table:table-cell/>
          <table:table-cell table:formula="of:=ABS([.A31])" office:value-type="float" office:value="9.68597" calcext:value-type="float">
            <text:p>9.68597</text:p>
          </table:table-cell>
          <table:table-cell table:formula="of:=ABS([.B31])" office:value-type="float" office:value="5.92052" calcext:value-type="float">
            <text:p>5.92052</text:p>
          </table:table-cell>
          <table:table-cell table:formula="of:=ABS([.C31])" office:value-type="float" office:value="12.2518" calcext:value-type="float">
            <text:p>12.2518</text:p>
          </table:table-cell>
          <table:table-cell table:number-columns-repeated="5"/>
        </table:table-row>
        <table:table-row table:style-name="ro1">
          <table:table-cell office:value-type="float" office:value="11.3215" calcext:value-type="float">
            <text:p>11.3215</text:p>
          </table:table-cell>
          <table:table-cell office:value-type="float" office:value="28.4631" calcext:value-type="float">
            <text:p>28.4631</text:p>
          </table:table-cell>
          <table:table-cell office:value-type="float" office:value="-4.14545" calcext:value-type="float">
            <text:p>-4.14545</text:p>
          </table:table-cell>
          <table:table-cell/>
          <table:table-cell table:formula="of:=ABS([.A32])" office:value-type="float" office:value="11.3215" calcext:value-type="float">
            <text:p>11.3215</text:p>
          </table:table-cell>
          <table:table-cell table:formula="of:=ABS([.B32])" office:value-type="float" office:value="28.4631" calcext:value-type="float">
            <text:p>28.4631</text:p>
          </table:table-cell>
          <table:table-cell table:formula="of:=ABS([.C32])" office:value-type="float" office:value="4.14545" calcext:value-type="float">
            <text:p>4.14545</text:p>
          </table:table-cell>
          <table:table-cell table:number-columns-repeated="5"/>
        </table:table-row>
        <table:table-row table:style-name="ro1">
          <table:table-cell office:value-type="float" office:value="-8.36657" calcext:value-type="float">
            <text:p>-8.36657</text:p>
          </table:table-cell>
          <table:table-cell office:value-type="float" office:value="-14.3486" calcext:value-type="float">
            <text:p>-14.3486</text:p>
          </table:table-cell>
          <table:table-cell office:value-type="float" office:value="6.67362" calcext:value-type="float">
            <text:p>6.67362</text:p>
          </table:table-cell>
          <table:table-cell/>
          <table:table-cell table:formula="of:=ABS([.A33])" office:value-type="float" office:value="8.36657" calcext:value-type="float">
            <text:p>8.36657</text:p>
          </table:table-cell>
          <table:table-cell table:formula="of:=ABS([.B33])" office:value-type="float" office:value="14.3486" calcext:value-type="float">
            <text:p>14.3486</text:p>
          </table:table-cell>
          <table:table-cell table:formula="of:=ABS([.C33])" office:value-type="float" office:value="6.67362" calcext:value-type="float">
            <text:p>6.67362</text:p>
          </table:table-cell>
          <table:table-cell table:number-columns-repeated="5"/>
        </table:table-row>
        <table:table-row table:style-name="ro1">
          <table:table-cell office:value-type="float" office:value="7.21908" calcext:value-type="float">
            <text:p>7.21908</text:p>
          </table:table-cell>
          <table:table-cell office:value-type="float" office:value="13.4088" calcext:value-type="float">
            <text:p>13.4088</text:p>
          </table:table-cell>
          <table:table-cell office:value-type="float" office:value="-2.95455" calcext:value-type="float">
            <text:p>-2.95455</text:p>
          </table:table-cell>
          <table:table-cell/>
          <table:table-cell table:formula="of:=ABS([.A34])" office:value-type="float" office:value="7.21908" calcext:value-type="float">
            <text:p>7.21908</text:p>
          </table:table-cell>
          <table:table-cell table:formula="of:=ABS([.B34])" office:value-type="float" office:value="13.4088" calcext:value-type="float">
            <text:p>13.4088</text:p>
          </table:table-cell>
          <table:table-cell table:formula="of:=ABS([.C34])" office:value-type="float" office:value="2.95455" calcext:value-type="float">
            <text:p>2.95455</text:p>
          </table:table-cell>
          <table:table-cell table:number-columns-repeated="5"/>
        </table:table-row>
        <table:table-row table:style-name="ro1">
          <table:table-cell office:value-type="float" office:value="-13.5434" calcext:value-type="float">
            <text:p>-13.5434</text:p>
          </table:table-cell>
          <table:table-cell office:value-type="float" office:value="-7.99071" calcext:value-type="float">
            <text:p>-7.99071</text:p>
          </table:table-cell>
          <table:table-cell office:value-type="float" office:value="-9.07084" calcext:value-type="float">
            <text:p>-9.07084</text:p>
          </table:table-cell>
          <table:table-cell/>
          <table:table-cell table:formula="of:=ABS([.A35])" office:value-type="float" office:value="13.5434" calcext:value-type="float">
            <text:p>13.5434</text:p>
          </table:table-cell>
          <table:table-cell table:formula="of:=ABS([.B35])" office:value-type="float" office:value="7.99071" calcext:value-type="float">
            <text:p>7.99071</text:p>
          </table:table-cell>
          <table:table-cell table:formula="of:=ABS([.C35])" office:value-type="float" office:value="9.07084" calcext:value-type="float">
            <text:p>9.07084</text:p>
          </table:table-cell>
          <table:table-cell table:number-columns-repeated="5"/>
        </table:table-row>
        <table:table-row table:style-name="ro1">
          <table:table-cell office:value-type="float" office:value="3.76607" calcext:value-type="float">
            <text:p>3.76607</text:p>
          </table:table-cell>
          <table:table-cell office:value-type="float" office:value="14.7655" calcext:value-type="float">
            <text:p>14.7655</text:p>
          </table:table-cell>
          <table:table-cell office:value-type="float" office:value="6.98881" calcext:value-type="float">
            <text:p>6.98881</text:p>
          </table:table-cell>
          <table:table-cell/>
          <table:table-cell table:formula="of:=ABS([.A36])" office:value-type="float" office:value="3.76607" calcext:value-type="float">
            <text:p>3.76607</text:p>
          </table:table-cell>
          <table:table-cell table:formula="of:=ABS([.B36])" office:value-type="float" office:value="14.7655" calcext:value-type="float">
            <text:p>14.7655</text:p>
          </table:table-cell>
          <table:table-cell table:formula="of:=ABS([.C36])" office:value-type="float" office:value="6.98881" calcext:value-type="float">
            <text:p>6.98881</text:p>
          </table:table-cell>
          <table:table-cell table:number-columns-repeated="5"/>
        </table:table-row>
        <table:table-row table:style-name="ro1">
          <table:table-cell office:value-type="float" office:value="1.61367" calcext:value-type="float">
            <text:p>1.61367</text:p>
          </table:table-cell>
          <table:table-cell office:value-type="float" office:value="-16.5345" calcext:value-type="float">
            <text:p>-16.5345</text:p>
          </table:table-cell>
          <table:table-cell office:value-type="float" office:value="-10.7292" calcext:value-type="float">
            <text:p>-10.7292</text:p>
          </table:table-cell>
          <table:table-cell/>
          <table:table-cell table:formula="of:=ABS([.A37])" office:value-type="float" office:value="1.61367" calcext:value-type="float">
            <text:p>1.61367</text:p>
          </table:table-cell>
          <table:table-cell table:formula="of:=ABS([.B37])" office:value-type="float" office:value="16.5345" calcext:value-type="float">
            <text:p>16.5345</text:p>
          </table:table-cell>
          <table:table-cell table:formula="of:=ABS([.C37])" office:value-type="float" office:value="10.7292" calcext:value-type="float">
            <text:p>10.7292</text:p>
          </table:table-cell>
          <table:table-cell table:number-columns-repeated="5"/>
        </table:table-row>
        <table:table-row table:style-name="ro1">
          <table:table-cell office:value-type="float" office:value="6.22364" calcext:value-type="float">
            <text:p>6.22364</text:p>
          </table:table-cell>
          <table:table-cell office:value-type="float" office:value="11.1481" calcext:value-type="float">
            <text:p>11.1481</text:p>
          </table:table-cell>
          <table:table-cell office:value-type="float" office:value="-6.41902" calcext:value-type="float">
            <text:p>-6.41902</text:p>
          </table:table-cell>
          <table:table-cell/>
          <table:table-cell table:formula="of:=ABS([.A38])" office:value-type="float" office:value="6.22364" calcext:value-type="float">
            <text:p>6.22364</text:p>
          </table:table-cell>
          <table:table-cell table:formula="of:=ABS([.B38])" office:value-type="float" office:value="11.1481" calcext:value-type="float">
            <text:p>11.1481</text:p>
          </table:table-cell>
          <table:table-cell table:formula="of:=ABS([.C38])" office:value-type="float" office:value="6.41902" calcext:value-type="float">
            <text:p>6.41902</text:p>
          </table:table-cell>
          <table:table-cell table:number-columns-repeated="5"/>
        </table:table-row>
        <table:table-row table:style-name="ro1">
          <table:table-cell office:value-type="float" office:value="-2.34089" calcext:value-type="float">
            <text:p>-2.34089</text:p>
          </table:table-cell>
          <table:table-cell office:value-type="float" office:value="-9.50558" calcext:value-type="float">
            <text:p>-9.50558</text:p>
          </table:table-cell>
          <table:table-cell office:value-type="float" office:value="18.0528" calcext:value-type="float">
            <text:p>18.0528</text:p>
          </table:table-cell>
          <table:table-cell/>
          <table:table-cell table:formula="of:=ABS([.A39])" office:value-type="float" office:value="2.34089" calcext:value-type="float">
            <text:p>2.34089</text:p>
          </table:table-cell>
          <table:table-cell table:formula="of:=ABS([.B39])" office:value-type="float" office:value="9.50558" calcext:value-type="float">
            <text:p>9.50558</text:p>
          </table:table-cell>
          <table:table-cell table:formula="of:=ABS([.C39])" office:value-type="float" office:value="18.0528" calcext:value-type="float">
            <text:p>18.0528</text:p>
          </table:table-cell>
          <table:table-cell table:number-columns-repeated="5"/>
        </table:table-row>
        <table:table-row table:style-name="ro1">
          <table:table-cell office:value-type="float" office:value="-6.55479" calcext:value-type="float">
            <text:p>-6.55479</text:p>
          </table:table-cell>
          <table:table-cell office:value-type="float" office:value="18.673" calcext:value-type="float">
            <text:p>18.673</text:p>
          </table:table-cell>
          <table:table-cell office:value-type="float" office:value="-3.49915" calcext:value-type="float">
            <text:p>-3.49915</text:p>
          </table:table-cell>
          <table:table-cell/>
          <table:table-cell table:formula="of:=ABS([.A40])" office:value-type="float" office:value="6.55479" calcext:value-type="float">
            <text:p>6.55479</text:p>
          </table:table-cell>
          <table:table-cell table:formula="of:=ABS([.B40])" office:value-type="float" office:value="18.673" calcext:value-type="float">
            <text:p>18.673</text:p>
          </table:table-cell>
          <table:table-cell table:formula="of:=ABS([.C40])" office:value-type="float" office:value="3.49915" calcext:value-type="float">
            <text:p>3.49915</text:p>
          </table:table-cell>
          <table:table-cell table:number-columns-repeated="5"/>
        </table:table-row>
        <table:table-row table:style-name="ro1">
          <table:table-cell office:value-type="float" office:value="0.764272" calcext:value-type="float">
            <text:p>0.764272</text:p>
          </table:table-cell>
          <table:table-cell office:value-type="float" office:value="-9.81678" calcext:value-type="float">
            <text:p>-9.81678</text:p>
          </table:table-cell>
          <table:table-cell office:value-type="float" office:value="0.58627" calcext:value-type="float">
            <text:p>0.58627</text:p>
          </table:table-cell>
          <table:table-cell/>
          <table:table-cell table:formula="of:=ABS([.A41])" office:value-type="float" office:value="0.764272" calcext:value-type="float">
            <text:p>0.764272</text:p>
          </table:table-cell>
          <table:table-cell table:formula="of:=ABS([.B41])" office:value-type="float" office:value="9.81678" calcext:value-type="float">
            <text:p>9.81678</text:p>
          </table:table-cell>
          <table:table-cell table:formula="of:=ABS([.C41])" office:value-type="float" office:value="0.58627" calcext:value-type="float">
            <text:p>0.58627</text:p>
          </table:table-cell>
          <table:table-cell table:number-columns-repeated="5"/>
        </table:table-row>
        <table:table-row table:style-name="ro1">
          <table:table-cell office:value-type="float" office:value="16.1358" calcext:value-type="float">
            <text:p>16.1358</text:p>
          </table:table-cell>
          <table:table-cell office:value-type="float" office:value="8.03705" calcext:value-type="float">
            <text:p>8.03705</text:p>
          </table:table-cell>
          <table:table-cell office:value-type="float" office:value="-7.83027" calcext:value-type="float">
            <text:p>-7.83027</text:p>
          </table:table-cell>
          <table:table-cell/>
          <table:table-cell table:formula="of:=ABS([.A42])" office:value-type="float" office:value="16.1358" calcext:value-type="float">
            <text:p>16.1358</text:p>
          </table:table-cell>
          <table:table-cell table:formula="of:=ABS([.B42])" office:value-type="float" office:value="8.03705" calcext:value-type="float">
            <text:p>8.03705</text:p>
          </table:table-cell>
          <table:table-cell table:formula="of:=ABS([.C42])" office:value-type="float" office:value="7.83027" calcext:value-type="float">
            <text:p>7.83027</text:p>
          </table:table-cell>
          <table:table-cell table:number-columns-repeated="5"/>
        </table:table-row>
        <table:table-row table:style-name="ro1">
          <table:table-cell office:value-type="float" office:value="-13.7033" calcext:value-type="float">
            <text:p>-13.7033</text:p>
          </table:table-cell>
          <table:table-cell office:value-type="float" office:value="-17.3579" calcext:value-type="float">
            <text:p>-17.3579</text:p>
          </table:table-cell>
          <table:table-cell office:value-type="float" office:value="8.85947" calcext:value-type="float">
            <text:p>8.85947</text:p>
          </table:table-cell>
          <table:table-cell/>
          <table:table-cell table:formula="of:=ABS([.A43])" office:value-type="float" office:value="13.7033" calcext:value-type="float">
            <text:p>13.7033</text:p>
          </table:table-cell>
          <table:table-cell table:formula="of:=ABS([.B43])" office:value-type="float" office:value="17.3579" calcext:value-type="float">
            <text:p>17.3579</text:p>
          </table:table-cell>
          <table:table-cell table:formula="of:=ABS([.C43])" office:value-type="float" office:value="8.85947" calcext:value-type="float">
            <text:p>8.85947</text:p>
          </table:table-cell>
          <table:table-cell table:number-columns-repeated="5"/>
        </table:table-row>
        <table:table-row table:style-name="ro1">
          <table:table-cell office:value-type="float" office:value="11.4262" calcext:value-type="float">
            <text:p>11.4262</text:p>
          </table:table-cell>
          <table:table-cell office:value-type="float" office:value="7.16933" calcext:value-type="float">
            <text:p>7.16933</text:p>
          </table:table-cell>
          <table:table-cell office:value-type="float" office:value="-5.473" calcext:value-type="float">
            <text:p>-5.473</text:p>
          </table:table-cell>
          <table:table-cell/>
          <table:table-cell table:formula="of:=ABS([.A44])" office:value-type="float" office:value="11.4262" calcext:value-type="float">
            <text:p>11.4262</text:p>
          </table:table-cell>
          <table:table-cell table:formula="of:=ABS([.B44])" office:value-type="float" office:value="7.16933" calcext:value-type="float">
            <text:p>7.16933</text:p>
          </table:table-cell>
          <table:table-cell table:formula="of:=ABS([.C44])" office:value-type="float" office:value="5.473" calcext:value-type="float">
            <text:p>5.473</text:p>
          </table:table-cell>
          <table:table-cell table:number-columns-repeated="5"/>
        </table:table-row>
        <table:table-row table:style-name="ro1">
          <table:table-cell office:value-type="float" office:value="-5.74293" calcext:value-type="float">
            <text:p>-5.74293</text:p>
          </table:table-cell>
          <table:table-cell office:value-type="float" office:value="6.60811" calcext:value-type="float">
            <text:p>6.60811</text:p>
          </table:table-cell>
          <table:table-cell office:value-type="float" office:value="0.429059" calcext:value-type="float">
            <text:p>0.429059</text:p>
          </table:table-cell>
          <table:table-cell/>
          <table:table-cell table:formula="of:=ABS([.A45])" office:value-type="float" office:value="5.74293" calcext:value-type="float">
            <text:p>5.74293</text:p>
          </table:table-cell>
          <table:table-cell table:formula="of:=ABS([.B45])" office:value-type="float" office:value="6.60811" calcext:value-type="float">
            <text:p>6.60811</text:p>
          </table:table-cell>
          <table:table-cell table:formula="of:=ABS([.C45])" office:value-type="float" office:value="0.429059" calcext:value-type="float">
            <text:p>0.429059</text:p>
          </table:table-cell>
          <table:table-cell table:number-columns-repeated="5"/>
        </table:table-row>
        <table:table-row table:style-name="ro1">
          <table:table-cell office:value-type="float" office:value="2.154" calcext:value-type="float">
            <text:p>2.154</text:p>
          </table:table-cell>
          <table:table-cell office:value-type="float" office:value="4.89705" calcext:value-type="float">
            <text:p>4.89705</text:p>
          </table:table-cell>
          <table:table-cell office:value-type="float" office:value="1.45993" calcext:value-type="float">
            <text:p>1.45993</text:p>
          </table:table-cell>
          <table:table-cell/>
          <table:table-cell table:formula="of:=ABS([.A46])" office:value-type="float" office:value="2.154" calcext:value-type="float">
            <text:p>2.154</text:p>
          </table:table-cell>
          <table:table-cell table:formula="of:=ABS([.B46])" office:value-type="float" office:value="4.89705" calcext:value-type="float">
            <text:p>4.89705</text:p>
          </table:table-cell>
          <table:table-cell table:formula="of:=ABS([.C46])" office:value-type="float" office:value="1.45993" calcext:value-type="float">
            <text:p>1.45993</text:p>
          </table:table-cell>
          <table:table-cell table:number-columns-repeated="5"/>
        </table:table-row>
        <table:table-row table:style-name="ro1">
          <table:table-cell office:value-type="float" office:value="-4.13122" calcext:value-type="float">
            <text:p>-4.13122</text:p>
          </table:table-cell>
          <table:table-cell office:value-type="float" office:value="-3.55885" calcext:value-type="float">
            <text:p>-3.55885</text:p>
          </table:table-cell>
          <table:table-cell office:value-type="float" office:value="2.7756" calcext:value-type="float">
            <text:p>2.7756</text:p>
          </table:table-cell>
          <table:table-cell/>
          <table:table-cell table:formula="of:=ABS([.A47])" office:value-type="float" office:value="4.13122" calcext:value-type="float">
            <text:p>4.13122</text:p>
          </table:table-cell>
          <table:table-cell table:formula="of:=ABS([.B47])" office:value-type="float" office:value="3.55885" calcext:value-type="float">
            <text:p>3.55885</text:p>
          </table:table-cell>
          <table:table-cell table:formula="of:=ABS([.C47])" office:value-type="float" office:value="2.7756" calcext:value-type="float">
            <text:p>2.7756</text:p>
          </table:table-cell>
          <table:table-cell table:number-columns-repeated="5"/>
        </table:table-row>
        <table:table-row table:style-name="ro1">
          <table:table-cell office:value-type="float" office:value="8.69273" calcext:value-type="float">
            <text:p>8.69273</text:p>
          </table:table-cell>
          <table:table-cell office:value-type="float" office:value="-1.43927" calcext:value-type="float">
            <text:p>-1.43927</text:p>
          </table:table-cell>
          <table:table-cell office:value-type="float" office:value="-9.18129" calcext:value-type="float">
            <text:p>-9.18129</text:p>
          </table:table-cell>
          <table:table-cell/>
          <table:table-cell table:formula="of:=ABS([.A48])" office:value-type="float" office:value="8.69273" calcext:value-type="float">
            <text:p>8.69273</text:p>
          </table:table-cell>
          <table:table-cell table:formula="of:=ABS([.B48])" office:value-type="float" office:value="1.43927" calcext:value-type="float">
            <text:p>1.43927</text:p>
          </table:table-cell>
          <table:table-cell table:formula="of:=ABS([.C48])" office:value-type="float" office:value="9.18129" calcext:value-type="float">
            <text:p>9.18129</text:p>
          </table:table-cell>
          <table:table-cell table:number-columns-repeated="5"/>
        </table:table-row>
        <table:table-row table:style-name="ro1">
          <table:table-cell office:value-type="float" office:value="-17.5765" calcext:value-type="float">
            <text:p>-17.5765</text:p>
          </table:table-cell>
          <table:table-cell office:value-type="float" office:value="-10.2317" calcext:value-type="float">
            <text:p>-10.2317</text:p>
          </table:table-cell>
          <table:table-cell office:value-type="float" office:value="17.5773" calcext:value-type="float">
            <text:p>17.5773</text:p>
          </table:table-cell>
          <table:table-cell/>
          <table:table-cell table:formula="of:=ABS([.A49])" office:value-type="float" office:value="17.5765" calcext:value-type="float">
            <text:p>17.5765</text:p>
          </table:table-cell>
          <table:table-cell table:formula="of:=ABS([.B49])" office:value-type="float" office:value="10.2317" calcext:value-type="float">
            <text:p>10.2317</text:p>
          </table:table-cell>
          <table:table-cell table:formula="of:=ABS([.C49])" office:value-type="float" office:value="17.5773" calcext:value-type="float">
            <text:p>17.5773</text:p>
          </table:table-cell>
          <table:table-cell table:number-columns-repeated="5"/>
        </table:table-row>
        <table:table-row table:style-name="ro1">
          <table:table-cell office:value-type="float" office:value="18.4553" calcext:value-type="float">
            <text:p>18.4553</text:p>
          </table:table-cell>
          <table:table-cell office:value-type="float" office:value="9.01979" calcext:value-type="float">
            <text:p>9.01979</text:p>
          </table:table-cell>
          <table:table-cell office:value-type="float" office:value="-11.1306" calcext:value-type="float">
            <text:p>-11.1306</text:p>
          </table:table-cell>
          <table:table-cell/>
          <table:table-cell table:formula="of:=ABS([.A50])" office:value-type="float" office:value="18.4553" calcext:value-type="float">
            <text:p>18.4553</text:p>
          </table:table-cell>
          <table:table-cell table:formula="of:=ABS([.B50])" office:value-type="float" office:value="9.01979" calcext:value-type="float">
            <text:p>9.01979</text:p>
          </table:table-cell>
          <table:table-cell table:formula="of:=ABS([.C50])" office:value-type="float" office:value="11.1306" calcext:value-type="float">
            <text:p>11.1306</text:p>
          </table:table-cell>
          <table:table-cell table:number-columns-repeated="5"/>
        </table:table-row>
        <table:table-row table:style-name="ro1">
          <table:table-cell office:value-type="float" office:value="-8.61056" calcext:value-type="float">
            <text:p>-8.61056</text:p>
          </table:table-cell>
          <table:table-cell office:value-type="float" office:value="-8.19216" calcext:value-type="float">
            <text:p>-8.19216</text:p>
          </table:table-cell>
          <table:table-cell office:value-type="float" office:value="12.0432" calcext:value-type="float">
            <text:p>12.0432</text:p>
          </table:table-cell>
          <table:table-cell/>
          <table:table-cell table:formula="of:=ABS([.A51])" office:value-type="float" office:value="8.61056" calcext:value-type="float">
            <text:p>8.61056</text:p>
          </table:table-cell>
          <table:table-cell table:formula="of:=ABS([.B51])" office:value-type="float" office:value="8.19216" calcext:value-type="float">
            <text:p>8.19216</text:p>
          </table:table-cell>
          <table:table-cell table:formula="of:=ABS([.C51])" office:value-type="float" office:value="12.0432" calcext:value-type="float">
            <text:p>12.0432</text:p>
          </table:table-cell>
          <table:table-cell table:number-columns-repeated="5"/>
        </table:table-row>
        <table:table-row table:style-name="ro1">
          <table:table-cell office:value-type="float" office:value="5.34404" calcext:value-type="float">
            <text:p>5.34404</text:p>
          </table:table-cell>
          <table:table-cell office:value-type="float" office:value="7.016" calcext:value-type="float">
            <text:p>7.016</text:p>
          </table:table-cell>
          <table:table-cell office:value-type="float" office:value="-9.06528" calcext:value-type="float">
            <text:p>-9.06528</text:p>
          </table:table-cell>
          <table:table-cell/>
          <table:table-cell table:formula="of:=ABS([.A52])" office:value-type="float" office:value="5.34404" calcext:value-type="float">
            <text:p>5.34404</text:p>
          </table:table-cell>
          <table:table-cell table:formula="of:=ABS([.B52])" office:value-type="float" office:value="7.016" calcext:value-type="float">
            <text:p>7.016</text:p>
          </table:table-cell>
          <table:table-cell table:formula="of:=ABS([.C52])" office:value-type="float" office:value="9.06528" calcext:value-type="float">
            <text:p>9.06528</text:p>
          </table:table-cell>
          <table:table-cell table:number-columns-repeated="5"/>
        </table:table-row>
        <table:table-row table:style-name="ro1">
          <table:table-cell office:value-type="float" office:value="-2.29613" calcext:value-type="float">
            <text:p>-2.29613</text:p>
          </table:table-cell>
          <table:table-cell office:value-type="float" office:value="-0.293477" calcext:value-type="float">
            <text:p>-0.293477</text:p>
          </table:table-cell>
          <table:table-cell office:value-type="float" office:value="5.14179" calcext:value-type="float">
            <text:p>5.14179</text:p>
          </table:table-cell>
          <table:table-cell/>
          <table:table-cell table:formula="of:=ABS([.A53])" office:value-type="float" office:value="2.29613" calcext:value-type="float">
            <text:p>2.29613</text:p>
          </table:table-cell>
          <table:table-cell table:formula="of:=ABS([.B53])" office:value-type="float" office:value="0.293477" calcext:value-type="float">
            <text:p>0.293477</text:p>
          </table:table-cell>
          <table:table-cell table:formula="of:=ABS([.C53])" office:value-type="float" office:value="5.14179" calcext:value-type="float">
            <text:p>5.14179</text:p>
          </table:table-cell>
          <table:table-cell table:number-columns-repeated="5"/>
        </table:table-row>
        <table:table-row table:style-name="ro1">
          <table:table-cell office:value-type="float" office:value="4.0862" calcext:value-type="float">
            <text:p>4.0862</text:p>
          </table:table-cell>
          <table:table-cell office:value-type="float" office:value="9.39865" calcext:value-type="float">
            <text:p>9.39865</text:p>
          </table:table-cell>
          <table:table-cell office:value-type="float" office:value="-7.76553" calcext:value-type="float">
            <text:p>-7.76553</text:p>
          </table:table-cell>
          <table:table-cell/>
          <table:table-cell table:formula="of:=ABS([.A54])" office:value-type="float" office:value="4.0862" calcext:value-type="float">
            <text:p>4.0862</text:p>
          </table:table-cell>
          <table:table-cell table:formula="of:=ABS([.B54])" office:value-type="float" office:value="9.39865" calcext:value-type="float">
            <text:p>9.39865</text:p>
          </table:table-cell>
          <table:table-cell table:formula="of:=ABS([.C54])" office:value-type="float" office:value="7.76553" calcext:value-type="float">
            <text:p>7.76553</text:p>
          </table:table-cell>
          <table:table-cell table:number-columns-repeated="5"/>
        </table:table-row>
        <table:table-row table:style-name="ro1">
          <table:table-cell office:value-type="float" office:value="-14.1204" calcext:value-type="float">
            <text:p>-14.1204</text:p>
          </table:table-cell>
          <table:table-cell office:value-type="float" office:value="-10.3773" calcext:value-type="float">
            <text:p>-10.3773</text:p>
          </table:table-cell>
          <table:table-cell office:value-type="float" office:value="7.24951" calcext:value-type="float">
            <text:p>7.24951</text:p>
          </table:table-cell>
          <table:table-cell/>
          <table:table-cell table:formula="of:=ABS([.A55])" office:value-type="float" office:value="14.1204" calcext:value-type="float">
            <text:p>14.1204</text:p>
          </table:table-cell>
          <table:table-cell table:formula="of:=ABS([.B55])" office:value-type="float" office:value="10.3773" calcext:value-type="float">
            <text:p>10.3773</text:p>
          </table:table-cell>
          <table:table-cell table:formula="of:=ABS([.C55])" office:value-type="float" office:value="7.24951" calcext:value-type="float">
            <text:p>7.24951</text:p>
          </table:table-cell>
          <table:table-cell table:number-columns-repeated="5"/>
        </table:table-row>
        <table:table-row table:style-name="ro1">
          <table:table-cell office:value-type="float" office:value="12.315" calcext:value-type="float">
            <text:p>12.315</text:p>
          </table:table-cell>
          <table:table-cell office:value-type="float" office:value="2.34759" calcext:value-type="float">
            <text:p>2.34759</text:p>
          </table:table-cell>
          <table:table-cell office:value-type="float" office:value="-0.919679" calcext:value-type="float">
            <text:p>-0.919679</text:p>
          </table:table-cell>
          <table:table-cell/>
          <table:table-cell table:formula="of:=ABS([.A56])" office:value-type="float" office:value="12.315" calcext:value-type="float">
            <text:p>12.315</text:p>
          </table:table-cell>
          <table:table-cell table:formula="of:=ABS([.B56])" office:value-type="float" office:value="2.34759" calcext:value-type="float">
            <text:p>2.34759</text:p>
          </table:table-cell>
          <table:table-cell table:formula="of:=ABS([.C56])" office:value-type="float" office:value="0.919679" calcext:value-type="float">
            <text:p>0.919679</text:p>
          </table:table-cell>
          <table:table-cell table:number-columns-repeated="5"/>
        </table:table-row>
        <table:table-row table:style-name="ro1">
          <table:table-cell office:value-type="float" office:value="-5.05356" calcext:value-type="float">
            <text:p>-5.05356</text:p>
          </table:table-cell>
          <table:table-cell office:value-type="float" office:value="4.73059" calcext:value-type="float">
            <text:p>4.73059</text:p>
          </table:table-cell>
          <table:table-cell office:value-type="float" office:value="-3.14057" calcext:value-type="float">
            <text:p>-3.14057</text:p>
          </table:table-cell>
          <table:table-cell/>
          <table:table-cell table:formula="of:=ABS([.A57])" office:value-type="float" office:value="5.05356" calcext:value-type="float">
            <text:p>5.05356</text:p>
          </table:table-cell>
          <table:table-cell table:formula="of:=ABS([.B57])" office:value-type="float" office:value="4.73059" calcext:value-type="float">
            <text:p>4.73059</text:p>
          </table:table-cell>
          <table:table-cell table:formula="of:=ABS([.C57])" office:value-type="float" office:value="3.14057" calcext:value-type="float">
            <text:p>3.14057</text:p>
          </table:table-cell>
          <table:table-cell table:number-columns-repeated="5"/>
        </table:table-row>
        <table:table-row table:style-name="ro1">
          <table:table-cell office:value-type="float" office:value="5.58607" calcext:value-type="float">
            <text:p>5.58607</text:p>
          </table:table-cell>
          <table:table-cell office:value-type="float" office:value="4.20163" calcext:value-type="float">
            <text:p>4.20163</text:p>
          </table:table-cell>
          <table:table-cell office:value-type="float" office:value="-0.156815" calcext:value-type="float">
            <text:p>-0.156815</text:p>
          </table:table-cell>
          <table:table-cell/>
          <table:table-cell table:formula="of:=ABS([.A58])" office:value-type="float" office:value="5.58607" calcext:value-type="float">
            <text:p>5.58607</text:p>
          </table:table-cell>
          <table:table-cell table:formula="of:=ABS([.B58])" office:value-type="float" office:value="4.20163" calcext:value-type="float">
            <text:p>4.20163</text:p>
          </table:table-cell>
          <table:table-cell table:formula="of:=ABS([.C58])" office:value-type="float" office:value="0.156815" calcext:value-type="float">
            <text:p>0.156815</text:p>
          </table:table-cell>
          <table:table-cell table:number-columns-repeated="5"/>
        </table:table-row>
        <table:table-row table:style-name="ro1">
          <table:table-cell office:value-type="float" office:value="-4.53001" calcext:value-type="float">
            <text:p>-4.53001</text:p>
          </table:table-cell>
          <table:table-cell office:value-type="float" office:value="-5.83526" calcext:value-type="float">
            <text:p>-5.83526</text:p>
          </table:table-cell>
          <table:table-cell office:value-type="float" office:value="6.08755" calcext:value-type="float">
            <text:p>6.08755</text:p>
          </table:table-cell>
          <table:table-cell/>
          <table:table-cell table:formula="of:=ABS([.A59])" office:value-type="float" office:value="4.53001" calcext:value-type="float">
            <text:p>4.53001</text:p>
          </table:table-cell>
          <table:table-cell table:formula="of:=ABS([.B59])" office:value-type="float" office:value="5.83526" calcext:value-type="float">
            <text:p>5.83526</text:p>
          </table:table-cell>
          <table:table-cell table:formula="of:=ABS([.C59])" office:value-type="float" office:value="6.08755" calcext:value-type="float">
            <text:p>6.08755</text:p>
          </table:table-cell>
          <table:table-cell table:number-columns-repeated="5"/>
        </table:table-row>
        <table:table-row table:style-name="ro1">
          <table:table-cell office:value-type="float" office:value="-7.87729" calcext:value-type="float">
            <text:p>-7.87729</text:p>
          </table:table-cell>
          <table:table-cell office:value-type="float" office:value="6.42149" calcext:value-type="float">
            <text:p>6.42149</text:p>
          </table:table-cell>
          <table:table-cell office:value-type="float" office:value="-9.70739" calcext:value-type="float">
            <text:p>-9.70739</text:p>
          </table:table-cell>
          <table:table-cell/>
          <table:table-cell table:formula="of:=ABS([.A60])" office:value-type="float" office:value="7.87729" calcext:value-type="float">
            <text:p>7.87729</text:p>
          </table:table-cell>
          <table:table-cell table:formula="of:=ABS([.B60])" office:value-type="float" office:value="6.42149" calcext:value-type="float">
            <text:p>6.42149</text:p>
          </table:table-cell>
          <table:table-cell table:formula="of:=ABS([.C60])" office:value-type="float" office:value="9.70739" calcext:value-type="float">
            <text:p>9.70739</text:p>
          </table:table-cell>
          <table:table-cell table:number-columns-repeated="5"/>
        </table:table-row>
        <table:table-row table:style-name="ro1">
          <table:table-cell office:value-type="float" office:value="-7.96333" calcext:value-type="float">
            <text:p>-7.96333</text:p>
          </table:table-cell>
          <table:table-cell office:value-type="float" office:value="-9.28286" calcext:value-type="float">
            <text:p>-9.28286</text:p>
          </table:table-cell>
          <table:table-cell office:value-type="float" office:value="8.10825" calcext:value-type="float">
            <text:p>8.10825</text:p>
          </table:table-cell>
          <table:table-cell/>
          <table:table-cell table:formula="of:=ABS([.A61])" office:value-type="float" office:value="7.96333" calcext:value-type="float">
            <text:p>7.96333</text:p>
          </table:table-cell>
          <table:table-cell table:formula="of:=ABS([.B61])" office:value-type="float" office:value="9.28286" calcext:value-type="float">
            <text:p>9.28286</text:p>
          </table:table-cell>
          <table:table-cell table:formula="of:=ABS([.C61])" office:value-type="float" office:value="8.10825" calcext:value-type="float">
            <text:p>8.10825</text:p>
          </table:table-cell>
          <table:table-cell table:number-columns-repeated="5"/>
        </table:table-row>
        <table:table-row table:style-name="ro1">
          <table:table-cell office:value-type="float" office:value="12.3225" calcext:value-type="float">
            <text:p>12.3225</text:p>
          </table:table-cell>
          <table:table-cell office:value-type="float" office:value="8.03709" calcext:value-type="float">
            <text:p>8.03709</text:p>
          </table:table-cell>
          <table:table-cell office:value-type="float" office:value="-10.397" calcext:value-type="float">
            <text:p>-10.397</text:p>
          </table:table-cell>
          <table:table-cell/>
          <table:table-cell table:formula="of:=ABS([.A62])" office:value-type="float" office:value="12.3225" calcext:value-type="float">
            <text:p>12.3225</text:p>
          </table:table-cell>
          <table:table-cell table:formula="of:=ABS([.B62])" office:value-type="float" office:value="8.03709" calcext:value-type="float">
            <text:p>8.03709</text:p>
          </table:table-cell>
          <table:table-cell table:formula="of:=ABS([.C62])" office:value-type="float" office:value="10.397" calcext:value-type="float">
            <text:p>10.397</text:p>
          </table:table-cell>
          <table:table-cell table:number-columns-repeated="5"/>
        </table:table-row>
        <table:table-row table:style-name="ro1">
          <table:table-cell office:value-type="float" office:value="-1.56691" calcext:value-type="float">
            <text:p>-1.56691</text:p>
          </table:table-cell>
          <table:table-cell office:value-type="float" office:value="-8.94815" calcext:value-type="float">
            <text:p>-8.94815</text:p>
          </table:table-cell>
          <table:table-cell office:value-type="float" office:value="8.85914" calcext:value-type="float">
            <text:p>8.85914</text:p>
          </table:table-cell>
          <table:table-cell/>
          <table:table-cell table:formula="of:=ABS([.A63])" office:value-type="float" office:value="1.56691" calcext:value-type="float">
            <text:p>1.56691</text:p>
          </table:table-cell>
          <table:table-cell table:formula="of:=ABS([.B63])" office:value-type="float" office:value="8.94815" calcext:value-type="float">
            <text:p>8.94815</text:p>
          </table:table-cell>
          <table:table-cell table:formula="of:=ABS([.C63])" office:value-type="float" office:value="8.85914" calcext:value-type="float">
            <text:p>8.85914</text:p>
          </table:table-cell>
          <table:table-cell table:number-columns-repeated="5"/>
        </table:table-row>
        <table:table-row table:style-name="ro1">
          <table:table-cell office:value-type="float" office:value="-10.3793" calcext:value-type="float">
            <text:p>-10.3793</text:p>
          </table:table-cell>
          <table:table-cell office:value-type="float" office:value="-0.875347" calcext:value-type="float">
            <text:p>-0.875347</text:p>
          </table:table-cell>
          <table:table-cell office:value-type="float" office:value="-2.99095" calcext:value-type="float">
            <text:p>-2.99095</text:p>
          </table:table-cell>
          <table:table-cell/>
          <table:table-cell table:formula="of:=ABS([.A64])" office:value-type="float" office:value="10.3793" calcext:value-type="float">
            <text:p>10.3793</text:p>
          </table:table-cell>
          <table:table-cell table:formula="of:=ABS([.B64])" office:value-type="float" office:value="0.875347" calcext:value-type="float">
            <text:p>0.875347</text:p>
          </table:table-cell>
          <table:table-cell table:formula="of:=ABS([.C64])" office:value-type="float" office:value="2.99095" calcext:value-type="float">
            <text:p>2.99095</text:p>
          </table:table-cell>
          <table:table-cell table:number-columns-repeated="5"/>
        </table:table-row>
        <table:table-row table:style-name="ro1">
          <table:table-cell office:value-type="float" office:value="13.8246" calcext:value-type="float">
            <text:p>13.8246</text:p>
          </table:table-cell>
          <table:table-cell office:value-type="float" office:value="-5.67636" calcext:value-type="float">
            <text:p>-5.67636</text:p>
          </table:table-cell>
          <table:table-cell office:value-type="float" office:value="1.88319" calcext:value-type="float">
            <text:p>1.88319</text:p>
          </table:table-cell>
          <table:table-cell/>
          <table:table-cell table:formula="of:=ABS([.A65])" office:value-type="float" office:value="13.8246" calcext:value-type="float">
            <text:p>13.8246</text:p>
          </table:table-cell>
          <table:table-cell table:formula="of:=ABS([.B65])" office:value-type="float" office:value="5.67636" calcext:value-type="float">
            <text:p>5.67636</text:p>
          </table:table-cell>
          <table:table-cell table:formula="of:=ABS([.C65])" office:value-type="float" office:value="1.88319" calcext:value-type="float">
            <text:p>1.88319</text:p>
          </table:table-cell>
          <table:table-cell table:number-columns-repeated="5"/>
        </table:table-row>
        <table:table-row table:style-name="ro1">
          <table:table-cell office:value-type="float" office:value="4.8871" calcext:value-type="float">
            <text:p>4.8871</text:p>
          </table:table-cell>
          <table:table-cell office:value-type="float" office:value="9.31781" calcext:value-type="float">
            <text:p>9.31781</text:p>
          </table:table-cell>
          <table:table-cell office:value-type="float" office:value="-17.7751" calcext:value-type="float">
            <text:p>-17.7751</text:p>
          </table:table-cell>
          <table:table-cell/>
          <table:table-cell table:formula="of:=ABS([.A66])" office:value-type="float" office:value="4.8871" calcext:value-type="float">
            <text:p>4.8871</text:p>
          </table:table-cell>
          <table:table-cell table:formula="of:=ABS([.B66])" office:value-type="float" office:value="9.31781" calcext:value-type="float">
            <text:p>9.31781</text:p>
          </table:table-cell>
          <table:table-cell table:formula="of:=ABS([.C66])" office:value-type="float" office:value="17.7751" calcext:value-type="float">
            <text:p>17.7751</text:p>
          </table:table-cell>
          <table:table-cell table:number-columns-repeated="5"/>
        </table:table-row>
        <table:table-row table:style-name="ro1">
          <table:table-cell office:value-type="float" office:value="-2.61241" calcext:value-type="float">
            <text:p>-2.61241</text:p>
          </table:table-cell>
          <table:table-cell office:value-type="float" office:value="-1.1664" calcext:value-type="float">
            <text:p>-1.1664</text:p>
          </table:table-cell>
          <table:table-cell office:value-type="float" office:value="15.4505" calcext:value-type="float">
            <text:p>15.4505</text:p>
          </table:table-cell>
          <table:table-cell/>
          <table:table-cell table:formula="of:=ABS([.A67])" office:value-type="float" office:value="2.61241" calcext:value-type="float">
            <text:p>2.61241</text:p>
          </table:table-cell>
          <table:table-cell table:formula="of:=ABS([.B67])" office:value-type="float" office:value="1.1664" calcext:value-type="float">
            <text:p>1.1664</text:p>
          </table:table-cell>
          <table:table-cell table:formula="of:=ABS([.C67])" office:value-type="float" office:value="15.4505" calcext:value-type="float">
            <text:p>15.4505</text:p>
          </table:table-cell>
          <table:table-cell table:number-columns-repeated="5"/>
        </table:table-row>
        <table:table-row table:style-name="ro1">
          <table:table-cell office:value-type="float" office:value="6.53758" calcext:value-type="float">
            <text:p>6.53758</text:p>
          </table:table-cell>
          <table:table-cell office:value-type="float" office:value="2.87429" calcext:value-type="float">
            <text:p>2.87429</text:p>
          </table:table-cell>
          <table:table-cell office:value-type="float" office:value="-5.3762" calcext:value-type="float">
            <text:p>-5.3762</text:p>
          </table:table-cell>
          <table:table-cell/>
          <table:table-cell table:formula="of:=ABS([.A68])" office:value-type="float" office:value="6.53758" calcext:value-type="float">
            <text:p>6.53758</text:p>
          </table:table-cell>
          <table:table-cell table:formula="of:=ABS([.B68])" office:value-type="float" office:value="2.87429" calcext:value-type="float">
            <text:p>2.87429</text:p>
          </table:table-cell>
          <table:table-cell table:formula="of:=ABS([.C68])" office:value-type="float" office:value="5.3762" calcext:value-type="float">
            <text:p>5.3762</text:p>
          </table:table-cell>
          <table:table-cell table:number-columns-repeated="5"/>
        </table:table-row>
        <table:table-row table:style-name="ro1">
          <table:table-cell office:value-type="float" office:value="-14.9931" calcext:value-type="float">
            <text:p>-14.9931</text:p>
          </table:table-cell>
          <table:table-cell office:value-type="float" office:value="-3.84958" calcext:value-type="float">
            <text:p>-3.84958</text:p>
          </table:table-cell>
          <table:table-cell office:value-type="float" office:value="-0.999123" calcext:value-type="float">
            <text:p>-0.999123</text:p>
          </table:table-cell>
          <table:table-cell/>
          <table:table-cell table:formula="of:=ABS([.A69])" office:value-type="float" office:value="14.9931" calcext:value-type="float">
            <text:p>14.9931</text:p>
          </table:table-cell>
          <table:table-cell table:formula="of:=ABS([.B69])" office:value-type="float" office:value="3.84958" calcext:value-type="float">
            <text:p>3.84958</text:p>
          </table:table-cell>
          <table:table-cell table:formula="of:=ABS([.C69])" office:value-type="float" office:value="0.999123" calcext:value-type="float">
            <text:p>0.999123</text:p>
          </table:table-cell>
          <table:table-cell table:number-columns-repeated="5"/>
        </table:table-row>
        <table:table-row table:style-name="ro1">
          <table:table-cell office:value-type="float" office:value="-1.12931" calcext:value-type="float">
            <text:p>-1.12931</text:p>
          </table:table-cell>
          <table:table-cell office:value-type="float" office:value="2.8995" calcext:value-type="float">
            <text:p>2.8995</text:p>
          </table:table-cell>
          <table:table-cell office:value-type="float" office:value="0.330874" calcext:value-type="float">
            <text:p>0.330874</text:p>
          </table:table-cell>
          <table:table-cell/>
          <table:table-cell table:formula="of:=ABS([.A70])" office:value-type="float" office:value="1.12931" calcext:value-type="float">
            <text:p>1.12931</text:p>
          </table:table-cell>
          <table:table-cell table:formula="of:=ABS([.B70])" office:value-type="float" office:value="2.8995" calcext:value-type="float">
            <text:p>2.8995</text:p>
          </table:table-cell>
          <table:table-cell table:formula="of:=ABS([.C70])" office:value-type="float" office:value="0.330874" calcext:value-type="float">
            <text:p>0.330874</text:p>
          </table:table-cell>
          <table:table-cell table:number-columns-repeated="5"/>
        </table:table-row>
        <table:table-row table:style-name="ro1">
          <table:table-cell office:value-type="float" office:value="6.07431" calcext:value-type="float">
            <text:p>6.07431</text:p>
          </table:table-cell>
          <table:table-cell office:value-type="float" office:value="-6.45974" calcext:value-type="float">
            <text:p>-6.45974</text:p>
          </table:table-cell>
          <table:table-cell office:value-type="float" office:value="-4.48017" calcext:value-type="float">
            <text:p>-4.48017</text:p>
          </table:table-cell>
          <table:table-cell/>
          <table:table-cell table:formula="of:=ABS([.A71])" office:value-type="float" office:value="6.07431" calcext:value-type="float">
            <text:p>6.07431</text:p>
          </table:table-cell>
          <table:table-cell table:formula="of:=ABS([.B71])" office:value-type="float" office:value="6.45974" calcext:value-type="float">
            <text:p>6.45974</text:p>
          </table:table-cell>
          <table:table-cell table:formula="of:=ABS([.C71])" office:value-type="float" office:value="4.48017" calcext:value-type="float">
            <text:p>4.48017</text:p>
          </table:table-cell>
          <table:table-cell table:number-columns-repeated="5"/>
        </table:table-row>
        <table:table-row table:style-name="ro1">
          <table:table-cell office:value-type="float" office:value="5.59765" calcext:value-type="float">
            <text:p>5.59765</text:p>
          </table:table-cell>
          <table:table-cell office:value-type="float" office:value="8.72324" calcext:value-type="float">
            <text:p>8.72324</text:p>
          </table:table-cell>
          <table:table-cell office:value-type="float" office:value="0.801429" calcext:value-type="float">
            <text:p>0.801429</text:p>
          </table:table-cell>
          <table:table-cell/>
          <table:table-cell table:formula="of:=ABS([.A72])" office:value-type="float" office:value="5.59765" calcext:value-type="float">
            <text:p>5.59765</text:p>
          </table:table-cell>
          <table:table-cell table:formula="of:=ABS([.B72])" office:value-type="float" office:value="8.72324" calcext:value-type="float">
            <text:p>8.72324</text:p>
          </table:table-cell>
          <table:table-cell table:formula="of:=ABS([.C72])" office:value-type="float" office:value="0.801429" calcext:value-type="float">
            <text:p>0.801429</text:p>
          </table:table-cell>
          <table:table-cell table:number-columns-repeated="5"/>
        </table:table-row>
        <table:table-row table:style-name="ro1">
          <table:table-cell office:value-type="float" office:value="-0.974118" calcext:value-type="float">
            <text:p>-0.974118</text:p>
          </table:table-cell>
          <table:table-cell office:value-type="float" office:value="1.12764" calcext:value-type="float">
            <text:p>1.12764</text:p>
          </table:table-cell>
          <table:table-cell office:value-type="float" office:value="1.92782" calcext:value-type="float">
            <text:p>1.92782</text:p>
          </table:table-cell>
          <table:table-cell/>
          <table:table-cell table:formula="of:=ABS([.A73])" office:value-type="float" office:value="0.974118" calcext:value-type="float">
            <text:p>0.974118</text:p>
          </table:table-cell>
          <table:table-cell table:formula="of:=ABS([.B73])" office:value-type="float" office:value="1.12764" calcext:value-type="float">
            <text:p>1.12764</text:p>
          </table:table-cell>
          <table:table-cell table:formula="of:=ABS([.C73])" office:value-type="float" office:value="1.92782" calcext:value-type="float">
            <text:p>1.92782</text:p>
          </table:table-cell>
          <table:table-cell table:number-columns-repeated="5"/>
        </table:table-row>
        <table:table-row table:style-name="ro1">
          <table:table-cell office:value-type="float" office:value="3.00822" calcext:value-type="float">
            <text:p>3.00822</text:p>
          </table:table-cell>
          <table:table-cell office:value-type="float" office:value="-4.73153" calcext:value-type="float">
            <text:p>-4.73153</text:p>
          </table:table-cell>
          <table:table-cell office:value-type="float" office:value="0.091998" calcext:value-type="float">
            <text:p>0.091998</text:p>
          </table:table-cell>
          <table:table-cell/>
          <table:table-cell table:formula="of:=ABS([.A74])" office:value-type="float" office:value="3.00822" calcext:value-type="float">
            <text:p>3.00822</text:p>
          </table:table-cell>
          <table:table-cell table:formula="of:=ABS([.B74])" office:value-type="float" office:value="4.73153" calcext:value-type="float">
            <text:p>4.73153</text:p>
          </table:table-cell>
          <table:table-cell table:formula="of:=ABS([.C74])" office:value-type="float" office:value="0.091998" calcext:value-type="float">
            <text:p>0.091998</text:p>
          </table:table-cell>
          <table:table-cell table:number-columns-repeated="5"/>
        </table:table-row>
        <table:table-row table:style-name="ro1">
          <table:table-cell office:value-type="float" office:value="-9.88525" calcext:value-type="float">
            <text:p>-9.88525</text:p>
          </table:table-cell>
          <table:table-cell office:value-type="float" office:value="-4.53937" calcext:value-type="float">
            <text:p>-4.53937</text:p>
          </table:table-cell>
          <table:table-cell office:value-type="float" office:value="11.9545" calcext:value-type="float">
            <text:p>11.9545</text:p>
          </table:table-cell>
          <table:table-cell/>
          <table:table-cell table:formula="of:=ABS([.A75])" office:value-type="float" office:value="9.88525" calcext:value-type="float">
            <text:p>9.88525</text:p>
          </table:table-cell>
          <table:table-cell table:formula="of:=ABS([.B75])" office:value-type="float" office:value="4.53937" calcext:value-type="float">
            <text:p>4.53937</text:p>
          </table:table-cell>
          <table:table-cell table:formula="of:=ABS([.C75])" office:value-type="float" office:value="11.9545" calcext:value-type="float">
            <text:p>11.9545</text:p>
          </table:table-cell>
          <table:table-cell table:number-columns-repeated="5"/>
        </table:table-row>
        <table:table-row table:style-name="ro1">
          <table:table-cell office:value-type="float" office:value="7.80685" calcext:value-type="float">
            <text:p>7.80685</text:p>
          </table:table-cell>
          <table:table-cell office:value-type="float" office:value="3.24889" calcext:value-type="float">
            <text:p>3.24889</text:p>
          </table:table-cell>
          <table:table-cell office:value-type="float" office:value="-1.77349" calcext:value-type="float">
            <text:p>-1.77349</text:p>
          </table:table-cell>
          <table:table-cell/>
          <table:table-cell table:formula="of:=ABS([.A76])" office:value-type="float" office:value="7.80685" calcext:value-type="float">
            <text:p>7.80685</text:p>
          </table:table-cell>
          <table:table-cell table:formula="of:=ABS([.B76])" office:value-type="float" office:value="3.24889" calcext:value-type="float">
            <text:p>3.24889</text:p>
          </table:table-cell>
          <table:table-cell table:formula="of:=ABS([.C76])" office:value-type="float" office:value="1.77349" calcext:value-type="float">
            <text:p>1.77349</text:p>
          </table:table-cell>
          <table:table-cell table:number-columns-repeated="5"/>
        </table:table-row>
        <table:table-row table:style-name="ro1">
          <table:table-cell office:value-type="float" office:value="-9.34949" calcext:value-type="float">
            <text:p>-9.34949</text:p>
          </table:table-cell>
          <table:table-cell office:value-type="float" office:value="-6.04169" calcext:value-type="float">
            <text:p>-6.04169</text:p>
          </table:table-cell>
          <table:table-cell office:value-type="float" office:value="-11.6654" calcext:value-type="float">
            <text:p>-11.6654</text:p>
          </table:table-cell>
          <table:table-cell/>
          <table:table-cell table:formula="of:=ABS([.A77])" office:value-type="float" office:value="9.34949" calcext:value-type="float">
            <text:p>9.34949</text:p>
          </table:table-cell>
          <table:table-cell table:formula="of:=ABS([.B77])" office:value-type="float" office:value="6.04169" calcext:value-type="float">
            <text:p>6.04169</text:p>
          </table:table-cell>
          <table:table-cell table:formula="of:=ABS([.C77])" office:value-type="float" office:value="11.6654" calcext:value-type="float">
            <text:p>11.6654</text:p>
          </table:table-cell>
          <table:table-cell table:number-columns-repeated="5"/>
        </table:table-row>
        <table:table-row table:style-name="ro1">
          <table:table-cell office:value-type="float" office:value="11.2098" calcext:value-type="float">
            <text:p>11.2098</text:p>
          </table:table-cell>
          <table:table-cell office:value-type="float" office:value="10.2646" calcext:value-type="float">
            <text:p>10.2646</text:p>
          </table:table-cell>
          <table:table-cell office:value-type="float" office:value="2.23142" calcext:value-type="float">
            <text:p>2.23142</text:p>
          </table:table-cell>
          <table:table-cell/>
          <table:table-cell table:formula="of:=ABS([.A78])" office:value-type="float" office:value="11.2098" calcext:value-type="float">
            <text:p>11.2098</text:p>
          </table:table-cell>
          <table:table-cell table:formula="of:=ABS([.B78])" office:value-type="float" office:value="10.2646" calcext:value-type="float">
            <text:p>10.2646</text:p>
          </table:table-cell>
          <table:table-cell table:formula="of:=ABS([.C78])" office:value-type="float" office:value="2.23142" calcext:value-type="float">
            <text:p>2.23142</text:p>
          </table:table-cell>
          <table:table-cell table:number-columns-repeated="5"/>
        </table:table-row>
        <table:table-row table:style-name="ro1">
          <table:table-cell office:value-type="float" office:value="-10.6333" calcext:value-type="float">
            <text:p>-10.6333</text:p>
          </table:table-cell>
          <table:table-cell office:value-type="float" office:value="-11.3862" calcext:value-type="float">
            <text:p>-11.3862</text:p>
          </table:table-cell>
          <table:table-cell office:value-type="float" office:value="8.53625" calcext:value-type="float">
            <text:p>8.53625</text:p>
          </table:table-cell>
          <table:table-cell/>
          <table:table-cell table:formula="of:=ABS([.A79])" office:value-type="float" office:value="10.6333" calcext:value-type="float">
            <text:p>10.6333</text:p>
          </table:table-cell>
          <table:table-cell table:formula="of:=ABS([.B79])" office:value-type="float" office:value="11.3862" calcext:value-type="float">
            <text:p>11.3862</text:p>
          </table:table-cell>
          <table:table-cell table:formula="of:=ABS([.C79])" office:value-type="float" office:value="8.53625" calcext:value-type="float">
            <text:p>8.53625</text:p>
          </table:table-cell>
          <table:table-cell table:number-columns-repeated="5"/>
        </table:table-row>
        <table:table-row table:style-name="ro1">
          <table:table-cell office:value-type="float" office:value="2.48641" calcext:value-type="float">
            <text:p>2.48641</text:p>
          </table:table-cell>
          <table:table-cell office:value-type="float" office:value="13.5622" calcext:value-type="float">
            <text:p>13.5622</text:p>
          </table:table-cell>
          <table:table-cell office:value-type="float" office:value="-3.72869" calcext:value-type="float">
            <text:p>-3.72869</text:p>
          </table:table-cell>
          <table:table-cell/>
          <table:table-cell table:formula="of:=ABS([.A80])" office:value-type="float" office:value="2.48641" calcext:value-type="float">
            <text:p>2.48641</text:p>
          </table:table-cell>
          <table:table-cell table:formula="of:=ABS([.B80])" office:value-type="float" office:value="13.5622" calcext:value-type="float">
            <text:p>13.5622</text:p>
          </table:table-cell>
          <table:table-cell table:formula="of:=ABS([.C80])" office:value-type="float" office:value="3.72869" calcext:value-type="float">
            <text:p>3.72869</text:p>
          </table:table-cell>
          <table:table-cell table:number-columns-repeated="5"/>
        </table:table-row>
        <table:table-row table:style-name="ro1">
          <table:table-cell office:value-type="float" office:value="-2.91649" calcext:value-type="float">
            <text:p>-2.91649</text:p>
          </table:table-cell>
          <table:table-cell office:value-type="float" office:value="-5.73156" calcext:value-type="float">
            <text:p>-5.73156</text:p>
          </table:table-cell>
          <table:table-cell office:value-type="float" office:value="-3.40274" calcext:value-type="float">
            <text:p>-3.40274</text:p>
          </table:table-cell>
          <table:table-cell/>
          <table:table-cell table:formula="of:=ABS([.A81])" office:value-type="float" office:value="2.91649" calcext:value-type="float">
            <text:p>2.91649</text:p>
          </table:table-cell>
          <table:table-cell table:formula="of:=ABS([.B81])" office:value-type="float" office:value="5.73156" calcext:value-type="float">
            <text:p>5.73156</text:p>
          </table:table-cell>
          <table:table-cell table:formula="of:=ABS([.C81])" office:value-type="float" office:value="3.40274" calcext:value-type="float">
            <text:p>3.40274</text:p>
          </table:table-cell>
          <table:table-cell table:number-columns-repeated="5"/>
        </table:table-row>
        <table:table-row table:style-name="ro1">
          <table:table-cell office:value-type="float" office:value="-3.34262" calcext:value-type="float">
            <text:p>-3.34262</text:p>
          </table:table-cell>
          <table:table-cell office:value-type="float" office:value="-2.12262" calcext:value-type="float">
            <text:p>-2.12262</text:p>
          </table:table-cell>
          <table:table-cell office:value-type="float" office:value="-1.97922" calcext:value-type="float">
            <text:p>-1.97922</text:p>
          </table:table-cell>
          <table:table-cell/>
          <table:table-cell table:formula="of:=ABS([.A82])" office:value-type="float" office:value="3.34262" calcext:value-type="float">
            <text:p>3.34262</text:p>
          </table:table-cell>
          <table:table-cell table:formula="of:=ABS([.B82])" office:value-type="float" office:value="2.12262" calcext:value-type="float">
            <text:p>2.12262</text:p>
          </table:table-cell>
          <table:table-cell table:formula="of:=ABS([.C82])" office:value-type="float" office:value="1.97922" calcext:value-type="float">
            <text:p>1.97922</text:p>
          </table:table-cell>
          <table:table-cell table:number-columns-repeated="5"/>
        </table:table-row>
        <table:table-row table:style-name="ro1">
          <table:table-cell office:value-type="float" office:value="-5.46576" calcext:value-type="float">
            <text:p>-5.46576</text:p>
          </table:table-cell>
          <table:table-cell office:value-type="float" office:value="3.58936" calcext:value-type="float">
            <text:p>3.58936</text:p>
          </table:table-cell>
          <table:table-cell office:value-type="float" office:value="5.79346" calcext:value-type="float">
            <text:p>5.79346</text:p>
          </table:table-cell>
          <table:table-cell/>
          <table:table-cell table:formula="of:=ABS([.A83])" office:value-type="float" office:value="5.46576" calcext:value-type="float">
            <text:p>5.46576</text:p>
          </table:table-cell>
          <table:table-cell table:formula="of:=ABS([.B83])" office:value-type="float" office:value="3.58936" calcext:value-type="float">
            <text:p>3.58936</text:p>
          </table:table-cell>
          <table:table-cell table:formula="of:=ABS([.C83])" office:value-type="float" office:value="5.79346" calcext:value-type="float">
            <text:p>5.79346</text:p>
          </table:table-cell>
          <table:table-cell table:number-columns-repeated="5"/>
        </table:table-row>
        <table:table-row table:style-name="ro1">
          <table:table-cell office:value-type="float" office:value="12.6454" calcext:value-type="float">
            <text:p>12.6454</text:p>
          </table:table-cell>
          <table:table-cell office:value-type="float" office:value="2.29663" calcext:value-type="float">
            <text:p>2.29663</text:p>
          </table:table-cell>
          <table:table-cell office:value-type="float" office:value="0.273698" calcext:value-type="float">
            <text:p>0.273698</text:p>
          </table:table-cell>
          <table:table-cell/>
          <table:table-cell table:formula="of:=ABS([.A84])" office:value-type="float" office:value="12.6454" calcext:value-type="float">
            <text:p>12.6454</text:p>
          </table:table-cell>
          <table:table-cell table:formula="of:=ABS([.B84])" office:value-type="float" office:value="2.29663" calcext:value-type="float">
            <text:p>2.29663</text:p>
          </table:table-cell>
          <table:table-cell table:formula="of:=ABS([.C84])" office:value-type="float" office:value="0.273698" calcext:value-type="float">
            <text:p>0.273698</text:p>
          </table:table-cell>
          <table:table-cell table:number-columns-repeated="5"/>
        </table:table-row>
        <table:table-row table:style-name="ro1">
          <table:table-cell office:value-type="float" office:value="-10.8164" calcext:value-type="float">
            <text:p>-10.8164</text:p>
          </table:table-cell>
          <table:table-cell office:value-type="float" office:value="-0.26908" calcext:value-type="float">
            <text:p>-0.26908</text:p>
          </table:table-cell>
          <table:table-cell office:value-type="float" office:value="3.64166" calcext:value-type="float">
            <text:p>3.64166</text:p>
          </table:table-cell>
          <table:table-cell/>
          <table:table-cell table:formula="of:=ABS([.A85])" office:value-type="float" office:value="10.8164" calcext:value-type="float">
            <text:p>10.8164</text:p>
          </table:table-cell>
          <table:table-cell table:formula="of:=ABS([.B85])" office:value-type="float" office:value="0.26908" calcext:value-type="float">
            <text:p>0.26908</text:p>
          </table:table-cell>
          <table:table-cell table:formula="of:=ABS([.C85])" office:value-type="float" office:value="3.64166" calcext:value-type="float">
            <text:p>3.64166</text:p>
          </table:table-cell>
          <table:table-cell table:number-columns-repeated="5"/>
        </table:table-row>
        <table:table-row table:style-name="ro1">
          <table:table-cell office:value-type="float" office:value="9.65375" calcext:value-type="float">
            <text:p>9.65375</text:p>
          </table:table-cell>
          <table:table-cell office:value-type="float" office:value="0.83043" calcext:value-type="float">
            <text:p>0.83043</text:p>
          </table:table-cell>
          <table:table-cell office:value-type="float" office:value="-8.69599" calcext:value-type="float">
            <text:p>-8.69599</text:p>
          </table:table-cell>
          <table:table-cell/>
          <table:table-cell table:formula="of:=ABS([.A86])" office:value-type="float" office:value="9.65375" calcext:value-type="float">
            <text:p>9.65375</text:p>
          </table:table-cell>
          <table:table-cell table:formula="of:=ABS([.B86])" office:value-type="float" office:value="0.83043" calcext:value-type="float">
            <text:p>0.83043</text:p>
          </table:table-cell>
          <table:table-cell table:formula="of:=ABS([.C86])" office:value-type="float" office:value="8.69599" calcext:value-type="float">
            <text:p>8.69599</text:p>
          </table:table-cell>
          <table:table-cell table:number-columns-repeated="5"/>
        </table:table-row>
        <table:table-row table:style-name="ro1">
          <table:table-cell office:value-type="float" office:value="-12.1564" calcext:value-type="float">
            <text:p>-12.1564</text:p>
          </table:table-cell>
          <table:table-cell office:value-type="float" office:value="-20.6769" calcext:value-type="float">
            <text:p>-20.6769</text:p>
          </table:table-cell>
          <table:table-cell office:value-type="float" office:value="-0.738597" calcext:value-type="float">
            <text:p>-0.738597</text:p>
          </table:table-cell>
          <table:table-cell/>
          <table:table-cell table:formula="of:=ABS([.A87])" office:value-type="float" office:value="12.1564" calcext:value-type="float">
            <text:p>12.1564</text:p>
          </table:table-cell>
          <table:table-cell table:formula="of:=ABS([.B87])" office:value-type="float" office:value="20.6769" calcext:value-type="float">
            <text:p>20.6769</text:p>
          </table:table-cell>
          <table:table-cell table:formula="of:=ABS([.C87])" office:value-type="float" office:value="0.738597" calcext:value-type="float">
            <text:p>0.738597</text:p>
          </table:table-cell>
          <table:table-cell table:number-columns-repeated="5"/>
        </table:table-row>
        <table:table-row table:style-name="ro1">
          <table:table-cell office:value-type="float" office:value="15.7797" calcext:value-type="float">
            <text:p>15.7797</text:p>
          </table:table-cell>
          <table:table-cell office:value-type="float" office:value="17.823" calcext:value-type="float">
            <text:p>17.823</text:p>
          </table:table-cell>
          <table:table-cell office:value-type="float" office:value="2.4074" calcext:value-type="float">
            <text:p>2.4074</text:p>
          </table:table-cell>
          <table:table-cell/>
          <table:table-cell table:formula="of:=ABS([.A88])" office:value-type="float" office:value="15.7797" calcext:value-type="float">
            <text:p>15.7797</text:p>
          </table:table-cell>
          <table:table-cell table:formula="of:=ABS([.B88])" office:value-type="float" office:value="17.823" calcext:value-type="float">
            <text:p>17.823</text:p>
          </table:table-cell>
          <table:table-cell table:formula="of:=ABS([.C88])" office:value-type="float" office:value="2.4074" calcext:value-type="float">
            <text:p>2.4074</text:p>
          </table:table-cell>
          <table:table-cell table:number-columns-repeated="5"/>
        </table:table-row>
        <table:table-row table:style-name="ro1">
          <table:table-cell office:value-type="float" office:value="-13.7416" calcext:value-type="float">
            <text:p>-13.7416</text:p>
          </table:table-cell>
          <table:table-cell office:value-type="float" office:value="-0.658154" calcext:value-type="float">
            <text:p>-0.658154</text:p>
          </table:table-cell>
          <table:table-cell office:value-type="float" office:value="2.76165" calcext:value-type="float">
            <text:p>2.76165</text:p>
          </table:table-cell>
          <table:table-cell/>
          <table:table-cell table:formula="of:=ABS([.A89])" office:value-type="float" office:value="13.7416" calcext:value-type="float">
            <text:p>13.7416</text:p>
          </table:table-cell>
          <table:table-cell table:formula="of:=ABS([.B89])" office:value-type="float" office:value="0.658154" calcext:value-type="float">
            <text:p>0.658154</text:p>
          </table:table-cell>
          <table:table-cell table:formula="of:=ABS([.C89])" office:value-type="float" office:value="2.76165" calcext:value-type="float">
            <text:p>2.76165</text:p>
          </table:table-cell>
          <table:table-cell table:number-columns-repeated="5"/>
        </table:table-row>
        <table:table-row table:style-name="ro1">
          <table:table-cell office:value-type="float" office:value="11.0698" calcext:value-type="float">
            <text:p>11.0698</text:p>
          </table:table-cell>
          <table:table-cell office:value-type="float" office:value="6.24783" calcext:value-type="float">
            <text:p>6.24783</text:p>
          </table:table-cell>
          <table:table-cell office:value-type="float" office:value="0.399828" calcext:value-type="float">
            <text:p>0.399828</text:p>
          </table:table-cell>
          <table:table-cell/>
          <table:table-cell table:formula="of:=ABS([.A90])" office:value-type="float" office:value="11.0698" calcext:value-type="float">
            <text:p>11.0698</text:p>
          </table:table-cell>
          <table:table-cell table:formula="of:=ABS([.B90])" office:value-type="float" office:value="6.24783" calcext:value-type="float">
            <text:p>6.24783</text:p>
          </table:table-cell>
          <table:table-cell table:formula="of:=ABS([.C90])" office:value-type="float" office:value="0.399828" calcext:value-type="float">
            <text:p>0.399828</text:p>
          </table:table-cell>
          <table:table-cell table:number-columns-repeated="5"/>
        </table:table-row>
        <table:table-row table:style-name="ro1">
          <table:table-cell office:value-type="float" office:value="-14.0265" calcext:value-type="float">
            <text:p>-14.0265</text:p>
          </table:table-cell>
          <table:table-cell office:value-type="float" office:value="-8.52279" calcext:value-type="float">
            <text:p>-8.52279</text:p>
          </table:table-cell>
          <table:table-cell office:value-type="float" office:value="8.4311" calcext:value-type="float">
            <text:p>8.4311</text:p>
          </table:table-cell>
          <table:table-cell/>
          <table:table-cell table:formula="of:=ABS([.A91])" office:value-type="float" office:value="14.0265" calcext:value-type="float">
            <text:p>14.0265</text:p>
          </table:table-cell>
          <table:table-cell table:formula="of:=ABS([.B91])" office:value-type="float" office:value="8.52279" calcext:value-type="float">
            <text:p>8.52279</text:p>
          </table:table-cell>
          <table:table-cell table:formula="of:=ABS([.C91])" office:value-type="float" office:value="8.4311" calcext:value-type="float">
            <text:p>8.4311</text:p>
          </table:table-cell>
          <table:table-cell table:number-columns-repeated="5"/>
        </table:table-row>
        <table:table-row table:style-name="ro1">
          <table:table-cell office:value-type="float" office:value="12.4075" calcext:value-type="float">
            <text:p>12.4075</text:p>
          </table:table-cell>
          <table:table-cell office:value-type="float" office:value="6.3398" calcext:value-type="float">
            <text:p>6.3398</text:p>
          </table:table-cell>
          <table:table-cell office:value-type="float" office:value="-14.2499" calcext:value-type="float">
            <text:p>-14.2499</text:p>
          </table:table-cell>
          <table:table-cell/>
          <table:table-cell table:formula="of:=ABS([.A92])" office:value-type="float" office:value="12.4075" calcext:value-type="float">
            <text:p>12.4075</text:p>
          </table:table-cell>
          <table:table-cell table:formula="of:=ABS([.B92])" office:value-type="float" office:value="6.3398" calcext:value-type="float">
            <text:p>6.3398</text:p>
          </table:table-cell>
          <table:table-cell table:formula="of:=ABS([.C92])" office:value-type="float" office:value="14.2499" calcext:value-type="float">
            <text:p>14.2499</text:p>
          </table:table-cell>
          <table:table-cell table:number-columns-repeated="5"/>
        </table:table-row>
        <table:table-row table:style-name="ro1">
          <table:table-cell office:value-type="float" office:value="-2.36654" calcext:value-type="float">
            <text:p>-2.36654</text:p>
          </table:table-cell>
          <table:table-cell office:value-type="float" office:value="-11.9539" calcext:value-type="float">
            <text:p>-11.9539</text:p>
          </table:table-cell>
          <table:table-cell office:value-type="float" office:value="10.0886" calcext:value-type="float">
            <text:p>10.0886</text:p>
          </table:table-cell>
          <table:table-cell/>
          <table:table-cell table:formula="of:=ABS([.A93])" office:value-type="float" office:value="2.36654" calcext:value-type="float">
            <text:p>2.36654</text:p>
          </table:table-cell>
          <table:table-cell table:formula="of:=ABS([.B93])" office:value-type="float" office:value="11.9539" calcext:value-type="float">
            <text:p>11.9539</text:p>
          </table:table-cell>
          <table:table-cell table:formula="of:=ABS([.C93])" office:value-type="float" office:value="10.0886" calcext:value-type="float">
            <text:p>10.0886</text:p>
          </table:table-cell>
          <table:table-cell table:number-columns-repeated="5"/>
        </table:table-row>
        <table:table-row table:style-name="ro1">
          <table:table-cell office:value-type="float" office:value="4.76427" calcext:value-type="float">
            <text:p>4.76427</text:p>
          </table:table-cell>
          <table:table-cell office:value-type="float" office:value="-5.86142" calcext:value-type="float">
            <text:p>-5.86142</text:p>
          </table:table-cell>
          <table:table-cell office:value-type="float" office:value="-0.871575" calcext:value-type="float">
            <text:p>-0.871575</text:p>
          </table:table-cell>
          <table:table-cell/>
          <table:table-cell table:formula="of:=ABS([.A94])" office:value-type="float" office:value="4.76427" calcext:value-type="float">
            <text:p>4.76427</text:p>
          </table:table-cell>
          <table:table-cell table:formula="of:=ABS([.B94])" office:value-type="float" office:value="5.86142" calcext:value-type="float">
            <text:p>5.86142</text:p>
          </table:table-cell>
          <table:table-cell table:formula="of:=ABS([.C94])" office:value-type="float" office:value="0.871575" calcext:value-type="float">
            <text:p>0.871575</text:p>
          </table:table-cell>
          <table:table-cell table:number-columns-repeated="5"/>
        </table:table-row>
        <table:table-row table:style-name="ro1">
          <table:table-cell office:value-type="float" office:value="-9.40435" calcext:value-type="float">
            <text:p>-9.40435</text:p>
          </table:table-cell>
          <table:table-cell office:value-type="float" office:value="-2.81015" calcext:value-type="float">
            <text:p>-2.81015</text:p>
          </table:table-cell>
          <table:table-cell office:value-type="float" office:value="-7.62116" calcext:value-type="float">
            <text:p>-7.62116</text:p>
          </table:table-cell>
          <table:table-cell/>
          <table:table-cell table:formula="of:=ABS([.A95])" office:value-type="float" office:value="9.40435" calcext:value-type="float">
            <text:p>9.40435</text:p>
          </table:table-cell>
          <table:table-cell table:formula="of:=ABS([.B95])" office:value-type="float" office:value="2.81015" calcext:value-type="float">
            <text:p>2.81015</text:p>
          </table:table-cell>
          <table:table-cell table:formula="of:=ABS([.C95])" office:value-type="float" office:value="7.62116" calcext:value-type="float">
            <text:p>7.62116</text:p>
          </table:table-cell>
          <table:table-cell table:number-columns-repeated="5"/>
        </table:table-row>
        <table:table-row table:style-name="ro1">
          <table:table-cell office:value-type="float" office:value="4.12683" calcext:value-type="float">
            <text:p>4.12683</text:p>
          </table:table-cell>
          <table:table-cell office:value-type="float" office:value="3.18932" calcext:value-type="float">
            <text:p>3.18932</text:p>
          </table:table-cell>
          <table:table-cell office:value-type="float" office:value="-0.993305" calcext:value-type="float">
            <text:p>-0.993305</text:p>
          </table:table-cell>
          <table:table-cell/>
          <table:table-cell table:formula="of:=ABS([.A96])" office:value-type="float" office:value="4.12683" calcext:value-type="float">
            <text:p>4.12683</text:p>
          </table:table-cell>
          <table:table-cell table:formula="of:=ABS([.B96])" office:value-type="float" office:value="3.18932" calcext:value-type="float">
            <text:p>3.18932</text:p>
          </table:table-cell>
          <table:table-cell table:formula="of:=ABS([.C96])" office:value-type="float" office:value="0.993305" calcext:value-type="float">
            <text:p>0.993305</text:p>
          </table:table-cell>
          <table:table-cell table:number-columns-repeated="5"/>
        </table:table-row>
        <table:table-row table:style-name="ro1">
          <table:table-cell office:value-type="float" office:value="-6.875" calcext:value-type="float">
            <text:p>-6.875</text:p>
          </table:table-cell>
          <table:table-cell office:value-type="float" office:value="-7.43019" calcext:value-type="float">
            <text:p>-7.43019</text:p>
          </table:table-cell>
          <table:table-cell office:value-type="float" office:value="3.50232" calcext:value-type="float">
            <text:p>3.50232</text:p>
          </table:table-cell>
          <table:table-cell/>
          <table:table-cell table:formula="of:=ABS([.A97])" office:value-type="float" office:value="6.875" calcext:value-type="float">
            <text:p>6.875</text:p>
          </table:table-cell>
          <table:table-cell table:formula="of:=ABS([.B97])" office:value-type="float" office:value="7.43019" calcext:value-type="float">
            <text:p>7.43019</text:p>
          </table:table-cell>
          <table:table-cell table:formula="of:=ABS([.C97])" office:value-type="float" office:value="3.50232" calcext:value-type="float">
            <text:p>3.50232</text:p>
          </table:table-cell>
          <table:table-cell table:number-columns-repeated="5"/>
        </table:table-row>
        <table:table-row table:style-name="ro1">
          <table:table-cell office:value-type="float" office:value="12.4745" calcext:value-type="float">
            <text:p>12.4745</text:p>
          </table:table-cell>
          <table:table-cell office:value-type="float" office:value="20.5283" calcext:value-type="float">
            <text:p>20.5283</text:p>
          </table:table-cell>
          <table:table-cell office:value-type="float" office:value="-7.68101" calcext:value-type="float">
            <text:p>-7.68101</text:p>
          </table:table-cell>
          <table:table-cell/>
          <table:table-cell table:formula="of:=ABS([.A98])" office:value-type="float" office:value="12.4745" calcext:value-type="float">
            <text:p>12.4745</text:p>
          </table:table-cell>
          <table:table-cell table:formula="of:=ABS([.B98])" office:value-type="float" office:value="20.5283" calcext:value-type="float">
            <text:p>20.5283</text:p>
          </table:table-cell>
          <table:table-cell table:formula="of:=ABS([.C98])" office:value-type="float" office:value="7.68101" calcext:value-type="float">
            <text:p>7.68101</text:p>
          </table:table-cell>
          <table:table-cell table:number-columns-repeated="5"/>
        </table:table-row>
        <table:table-row table:style-name="ro1">
          <table:table-cell office:value-type="float" office:value="-1.61543" calcext:value-type="float">
            <text:p>-1.61543</text:p>
          </table:table-cell>
          <table:table-cell office:value-type="float" office:value="-6.86795" calcext:value-type="float">
            <text:p>-6.86795</text:p>
          </table:table-cell>
          <table:table-cell office:value-type="float" office:value="6.46399" calcext:value-type="float">
            <text:p>6.46399</text:p>
          </table:table-cell>
          <table:table-cell/>
          <table:table-cell table:formula="of:=ABS([.A99])" office:value-type="float" office:value="1.61543" calcext:value-type="float">
            <text:p>1.61543</text:p>
          </table:table-cell>
          <table:table-cell table:formula="of:=ABS([.B99])" office:value-type="float" office:value="6.86795" calcext:value-type="float">
            <text:p>6.86795</text:p>
          </table:table-cell>
          <table:table-cell table:formula="of:=ABS([.C99])" office:value-type="float" office:value="6.46399" calcext:value-type="float">
            <text:p>6.46399</text:p>
          </table:table-cell>
          <table:table-cell table:number-columns-repeated="5"/>
        </table:table-row>
        <table:table-row table:style-name="ro1">
          <table:table-cell office:value-type="float" office:value="4.37255" calcext:value-type="float">
            <text:p>4.37255</text:p>
          </table:table-cell>
          <table:table-cell office:value-type="float" office:value="0.391248" calcext:value-type="float">
            <text:p>0.391248</text:p>
          </table:table-cell>
          <table:table-cell office:value-type="float" office:value="-3.25597" calcext:value-type="float">
            <text:p>-3.25597</text:p>
          </table:table-cell>
          <table:table-cell/>
          <table:table-cell table:formula="of:=ABS([.A100])" office:value-type="float" office:value="4.37255" calcext:value-type="float">
            <text:p>4.37255</text:p>
          </table:table-cell>
          <table:table-cell table:formula="of:=ABS([.B100])" office:value-type="float" office:value="0.391248" calcext:value-type="float">
            <text:p>0.391248</text:p>
          </table:table-cell>
          <table:table-cell table:formula="of:=ABS([.C100])" office:value-type="float" office:value="3.25597" calcext:value-type="float">
            <text:p>3.25597</text:p>
          </table:table-cell>
          <table:table-cell table:number-columns-repeated="5"/>
        </table:table-row>
        <table:table-row table:style-name="ro1">
          <table:table-cell office:value-type="float" office:value="-5.38885" calcext:value-type="float">
            <text:p>-5.38885</text:p>
          </table:table-cell>
          <table:table-cell office:value-type="float" office:value="-9.82008" calcext:value-type="float">
            <text:p>-9.82008</text:p>
          </table:table-cell>
          <table:table-cell office:value-type="float" office:value="8.00434" calcext:value-type="float">
            <text:p>8.00434</text:p>
          </table:table-cell>
          <table:table-cell/>
          <table:table-cell table:formula="of:=ABS([.A101])" office:value-type="float" office:value="5.38885" calcext:value-type="float">
            <text:p>5.38885</text:p>
          </table:table-cell>
          <table:table-cell table:formula="of:=ABS([.B101])" office:value-type="float" office:value="9.82008" calcext:value-type="float">
            <text:p>9.82008</text:p>
          </table:table-cell>
          <table:table-cell table:formula="of:=ABS([.C101])" office:value-type="float" office:value="8.00434" calcext:value-type="float">
            <text:p>8.00434</text:p>
          </table:table-cell>
          <table:table-cell table:number-columns-repeated="5"/>
        </table:table-row>
        <table:table-row table:style-name="ro1">
          <table:table-cell office:value-type="float" office:value="5.98344" calcext:value-type="float">
            <text:p>5.98344</text:p>
          </table:table-cell>
          <table:table-cell office:value-type="float" office:value="12.0692" calcext:value-type="float">
            <text:p>12.0692</text:p>
          </table:table-cell>
          <table:table-cell office:value-type="float" office:value="-14.0346" calcext:value-type="float">
            <text:p>-14.0346</text:p>
          </table:table-cell>
          <table:table-cell/>
          <table:table-cell table:formula="of:=ABS([.A102])" office:value-type="float" office:value="5.98344" calcext:value-type="float">
            <text:p>5.98344</text:p>
          </table:table-cell>
          <table:table-cell table:formula="of:=ABS([.B102])" office:value-type="float" office:value="12.0692" calcext:value-type="float">
            <text:p>12.0692</text:p>
          </table:table-cell>
          <table:table-cell table:formula="of:=ABS([.C102])" office:value-type="float" office:value="14.0346" calcext:value-type="float">
            <text:p>14.03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5:54:16.175601977</meta:creation-date>
    <meta:generator>LibreOffice/5.1.6.2$Linux_X86_64 LibreOffice_project/10m0$Build-2</meta:generator>
    <dc:date>2021-12-01T16:15:51.250942169</dc:date>
    <meta:editing-duration>PT21M35S</meta:editing-duration>
    <meta:editing-cycles>1</meta:editing-cycles>
    <meta:document-statistic meta:table-count="1" meta:cell-count="620" meta:object-count="0"/>
  </office:meta>
</office:document-meta>
</file>